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18cm" draw:marker-start-width="0.227cm" draw:marker-end="Arrow_20_concave" draw:marker-end-width="0.177cm" svg:stroke-linecap="butt" draw:fill="none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0.421cm" fo:min-width="2.182cm" fo:padding-top="0.134cm" fo:padding-bottom="0.134cm" fo:padding-left="0.259cm" fo:padding-right="0.259cm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0.421cm" fo:min-width="2.682cm" fo:padding-top="0.134cm" fo:padding-bottom="0.134cm" fo:padding-left="0.259cm" fo:padding-right="0.259cm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21cm" fo:min-width="2.657cm" fo:padding-top="0.134cm" fo:padding-bottom="0.134cm" fo:padding-left="0.259cm" fo:padding-right="0.259cm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2cm" fo:min-width="3.673cm" fo:padding-top="0.134cm" fo:padding-bottom="0.134cm" fo:padding-left="0.259cm" fo:padding-right="0.259cm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32cm" fo:min-width="2.657cm" fo:padding-top="0.134cm" fo:padding-bottom="0.134cm" fo:padding-left="0.259cm" fo:padding-right="0.259cm"/>
    </style:style>
    <style:style style:name="gr8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43cm" fo:min-width="3.673cm" fo:padding-top="0.134cm" fo:padding-bottom="0.134cm" fo:padding-left="0.259cm" fo:padding-right="0.259cm"/>
    </style:style>
    <style:style style:name="gr9" style:family="graphic" style:parent-style-name="standard">
      <style:graphic-properties svg:stroke-width="0.018cm" svg:stroke-color="#000000" draw:marker-start-width="0.227cm" draw:marker-end="Arrow_20_concave" draw:marker-end-width="0.177cm" draw:fill-color="#000000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2cm" fo:min-width="2.657cm" fo:padding-top="0.134cm" fo:padding-bottom="0.134cm" fo:padding-left="0.259cm" fo:padding-right="0.259cm"/>
    </style:style>
    <style:style style:name="gr11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19cm" fo:min-width="2.657cm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justify" draw:textarea-vertical-align="middle" draw:auto-grow-height="false" fo:min-height="0.094cm" fo:min-width="0.2cm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justify" draw:textarea-vertical-align="middle" draw:auto-grow-height="false" fo:min-height="0.095cm" fo:min-width="0.2cm"/>
    </style:style>
    <style:style style:name="gr14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21cm" fo:min-width="3.673c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75cm"/>
    </style:style>
    <style:style style:name="gr16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899cm"/>
    </style:style>
    <style:style style:name="gr17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2.241cm"/>
    </style:style>
    <style:style style:name="gr18" style:family="graphic" style:parent-style-name="standard">
      <style:graphic-properties draw:stroke="solid" svg:stroke-width="0.018cm" svg:stroke-color="#000000" draw:marker-start-width="0.227cm" draw:marker-end-width="0.227cm" draw:fill="solid" draw:fill-color="#ffcccc" draw:textarea-horizontal-align="justify" draw:textarea-vertical-align="middle" draw:auto-grow-height="false" fo:min-height="0.431cm" fo:min-width="3.541cm" fo:padding-top="0.134cm" fo:padding-bottom="0.134cm" fo:padding-left="0.259cm" fo:padding-right="0.259cm"/>
    </style:style>
    <style:style style:name="gr19" style:family="graphic" style:parent-style-name="standard">
      <style:graphic-properties draw:stroke="solid" svg:stroke-width="0.018cm" svg:stroke-color="#000000" draw:marker-start-width="0.227cm" draw:marker-end-width="0.227cm" draw:fill="solid" draw:fill-color="#ffcccc" draw:textarea-horizontal-align="justify" draw:textarea-vertical-align="middle" draw:auto-grow-height="false" fo:min-height="0.487cm" fo:min-width="3.863cm" fo:padding-top="0.134cm" fo:padding-bottom="0.134cm" fo:padding-left="0.259cm" fo:padding-right="0.259cm"/>
    </style:style>
    <style:style style:name="gr20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2.601cm"/>
    </style:style>
    <style:style style:name="gr21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2.275cm"/>
    </style:style>
    <style:style style:name="gr22" style:family="graphic" style:parent-style-name="standard">
      <style:graphic-properties draw:stroke="solid" svg:stroke-width="0.018cm" svg:stroke-color="#000000" draw:marker-start-width="0.227cm" draw:marker-end-width="0.227cm" draw:fill="solid" draw:fill-color="#ffcccc" draw:textarea-horizontal-align="justify" draw:textarea-vertical-align="middle" draw:auto-grow-height="false" fo:min-height="0.532cm" fo:min-width="2.18cm" fo:padding-top="0.134cm" fo:padding-bottom="0.134cm" fo:padding-left="0.259cm" fo:padding-right="0.259cm"/>
    </style:style>
    <style:style style:name="gr23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2.161cm"/>
    </style:style>
    <style:style style:name="gr24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85cm" fo:min-width="0.963cm"/>
    </style:style>
    <style:style style:name="gr25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094cm"/>
    </style:style>
    <style:style style:name="gr26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401cm" fo:min-width="7.877cm"/>
    </style:style>
    <style:style style:name="gr27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043cm"/>
    </style:style>
    <style:style style:name="gr28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397cm" fo:min-width="7.877cm"/>
    </style:style>
    <style:style style:name="gr29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0.849cm"/>
    </style:style>
    <style:style style:name="gr30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031cm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0.379cm" fo:min-width="1.95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3.202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0.379cm" fo:min-width="1.0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1.42cm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0.379cm" fo:min-width="2.55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3.97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4.231cm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0.379cm" fo:min-width="2.734cm"/>
    </style:style>
    <style:style style:name="gr39" style:family="graphic" style:parent-style-name="standard">
      <style:graphic-properties draw:stroke="solid" svg:stroke-width="0.018cm" svg:stroke-color="#000000" draw:marker-start-width="0.227cm" draw:marker-end-width="0.227cm" draw:fill="solid" draw:fill-color="#ffcccc" draw:textarea-horizontal-align="justify" draw:textarea-vertical-align="middle" draw:auto-grow-height="false" fo:min-height="0.431cm" fo:min-width="3.546cm" fo:padding-top="0.134cm" fo:padding-bottom="0.134cm" fo:padding-left="0.259cm" fo:padding-right="0.259cm"/>
    </style:style>
    <style:style style:name="gr40" style:family="graphic" style:parent-style-name="standard">
      <style:graphic-properties draw:stroke="solid" svg:stroke-width="0.018cm" svg:stroke-color="#000000" draw:marker-start-width="0.227cm" draw:marker-end-width="0.227cm" draw:fill="solid" draw:fill-color="#ffcccc" draw:textarea-horizontal-align="justify" draw:textarea-vertical-align="middle" draw:auto-grow-height="false" fo:min-height="0.532cm" fo:min-width="2.115cm" fo:padding-top="0.134cm" fo:padding-bottom="0.134cm" fo:padding-left="0.259cm" fo:padding-right="0.259cm"/>
    </style:style>
    <style:style style:name="gr41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27cm" fo:min-width="8.526cm"/>
    </style:style>
    <style:style style:name="gr42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274cm" fo:min-width="6.658cm"/>
    </style:style>
    <style:style style:name="gr43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56cm"/>
    </style:style>
    <style:style style:name="gr44" style:family="graphic" style:parent-style-name="standard">
      <style:graphic-properties draw:stroke="solid" svg:stroke-width="0.018cm" svg:stroke-color="#000000" draw:marker-start-width="0.227cm" draw:marker-end-width="0.227cm" draw:fill="solid" draw:fill-color="#ffffcc" draw:textarea-horizontal-align="justify" draw:textarea-vertical-align="middle" draw:auto-grow-height="false" fo:min-height="0.532cm" fo:min-width="2.657cm" fo:padding-top="0.134cm" fo:padding-bottom="0.134cm" fo:padding-left="0.259cm" fo:padding-right="0.259cm"/>
    </style:style>
    <style:style style:name="gr45" style:family="graphic" style:parent-style-name="standard">
      <style:graphic-properties draw:stroke="solid" svg:stroke-width="0.018cm" svg:stroke-color="#000000" draw:marker-start-width="0.227cm" draw:marker-end-width="0.227cm" draw:fill="solid" draw:fill-color="#ffffcc" draw:textarea-horizontal-align="justify" draw:textarea-vertical-align="middle" draw:auto-grow-height="false" fo:min-height="0.532cm" fo:min-width="3.546cm" fo:padding-top="0.134cm" fo:padding-bottom="0.134cm" fo:padding-left="0.259cm" fo:padding-right="0.259cm"/>
    </style:style>
    <style:style style:name="gr46" style:family="graphic" style:parent-style-name="standard">
      <style:graphic-properties draw:stroke="solid" svg:stroke-width="0.018cm" svg:stroke-color="#000000" draw:marker-start-width="0.227cm" draw:marker-end-width="0.227cm" draw:fill="solid" draw:fill-color="#ffffcc" draw:textarea-horizontal-align="justify" draw:textarea-vertical-align="middle" draw:auto-grow-height="false" fo:min-height="0.913cm" fo:min-width="4.181cm" fo:padding-top="0.134cm" fo:padding-bottom="0.134cm" fo:padding-left="0.259cm" fo:padding-right="0.259cm"/>
    </style:style>
    <style:style style:name="gr47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704cm"/>
    </style:style>
    <style:style style:name="gr48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85cm" fo:min-width="2.802cm"/>
    </style:style>
    <style:style style:name="gr49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2.417cm" fo:min-width="13.851cm"/>
    </style:style>
    <style:style style:name="gr50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09cm"/>
    </style:style>
    <style:style style:name="gr51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766cm" fo:min-width="2.294cm"/>
    </style:style>
    <style:style style:name="gr52" style:family="graphic" style:parent-style-name="standard">
      <style:graphic-properties draw:stroke="none" draw:fill="none" draw:textarea-vertical-align="middle"/>
    </style:style>
    <style:style style:name="gr53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882cm"/>
    </style:style>
    <style:style style:name="gr54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443cm" fo:min-width="2.275cm"/>
    </style:style>
    <style:style style:name="gr55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1.882cm"/>
    </style:style>
    <style:style style:name="gr56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0.868cm" fo:min-width="2.7cm" fo:padding-top="0.134cm" fo:padding-bottom="0.134cm" fo:padding-left="0.259cm" fo:padding-right="0.259cm"/>
    </style:style>
    <style:style style:name="gr57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58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0.87cm" fo:min-width="3.1cm" fo:padding-top="0.134cm" fo:padding-bottom="0.134cm" fo:padding-left="0.259cm" fo:padding-right="0.259cm"/>
    </style:style>
    <style:style style:name="gr59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38cm" fo:min-width="3.873cm" fo:padding-top="0.134cm" fo:padding-bottom="0.134cm" fo:padding-left="0.259cm" fo:padding-right="0.259cm"/>
    </style:style>
    <style:style style:name="gr60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2cm" fo:min-width="2.755cm" fo:padding-top="0.134cm" fo:padding-bottom="0.134cm" fo:padding-left="0.259cm" fo:padding-right="0.259cm"/>
    </style:style>
    <style:style style:name="gr61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4.803cm"/>
    </style:style>
    <style:style style:name="gr62" style:family="graphic" style:parent-style-name="standard">
      <style:graphic-properties draw:stroke="none" draw:fill="none" fo:min-height="0.323cm"/>
    </style:style>
    <style:style style:name="gr63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39cm" fo:min-width="3.073cm" fo:padding-top="0.134cm" fo:padding-bottom="0.134cm" fo:padding-left="0.259cm" fo:padding-right="0.259cm"/>
    </style:style>
    <style:style style:name="gr64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4.015cm"/>
    </style:style>
    <style:style style:name="gr65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38cm" fo:min-width="3.8cm" fo:padding-top="0.134cm" fo:padding-bottom="0.134cm" fo:padding-left="0.259cm" fo:padding-right="0.259cm"/>
    </style:style>
    <style:style style:name="gr66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2.855cm"/>
    </style:style>
    <style:style style:name="P1" style:family="paragraph">
      <style:paragraph-properties fo:text-align="center"/>
      <style:text-properties fo:font-family="'Arial Narrow'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style:paragraph-properties fo:text-align="center">
        <style:tab-stops/>
      </style:paragraph-properties>
      <style:text-properties fo:font-family="'Arial Narrow'" style:font-family-generic="swiss" style:font-pitch="variable" fo:font-size="10pt" style:font-size-asian="10pt" style:font-size-complex="10pt"/>
    </style:style>
    <style:style style:name="P5" style:family="paragraph">
      <style:text-properties fo:font-family="'Arial Narrow'" style:font-family-generic="swiss" style:font-pitch="variable" fo:font-size="8pt" style:font-size-asian="8pt" style:font-size-complex="8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'Arial Narrow'" style:font-family-generic="swiss" style:font-pitch="variable" fo:font-size="8pt" fo:font-style="italic" style:font-size-asian="8pt" style:font-style-asian="italic" style:font-size-complex="8pt" style:font-style-complex="italic"/>
    </style:style>
    <style:style style:name="P8" style:family="paragraph">
      <style:text-properties fo:font-family="'Arial Narrow'" style:font-family-generic="swiss" style:font-pitch="variable" fo:font-size="8pt" fo:font-style="italic" style:font-size-asian="8pt" style:font-style-asian="italic" style:font-size-complex="8pt" style:font-style-complex="italic"/>
    </style:style>
    <style:style style:name="P9" style:family="paragraph">
      <style:paragraph-properties fo:text-align="center"/>
      <style:text-properties fo:font-family="'Arial Narrow'" style:font-family-generic="swiss" style:font-pitch="variable" fo:font-size="10pt" style:font-size-asian="10pt" style:font-size-complex="10pt"/>
    </style:style>
    <style:style style:name="P10" style:family="paragraph">
      <style:paragraph-properties fo:text-align="center"/>
      <style:text-properties fo:font-family="'Arial Narrow'" style:font-style-name="Italic" style:font-family-generic="swiss" style:font-pitch="variable"/>
    </style:style>
    <style:style style:name="P11" style:family="paragraph">
      <style:paragraph-properties fo:text-align="center">
        <style:tab-stops/>
      </style:paragraph-properties>
      <style:text-properties fo:font-family="'Arial Narrow'" style:font-style-name="Italic" style:font-family-generic="swiss" style:font-pitch="variable" fo:font-size="10pt" style:font-size-asian="10pt" style:font-size-complex="10pt"/>
    </style:style>
    <style:style style:name="P12" style:family="paragraph">
      <style:text-properties fo:font-family="'Arial Narrow'" style:font-style-name="Italic" style:font-family-generic="swiss" style:font-pitch="variable" fo:font-size="8pt" style:font-size-asian="8pt" style:font-size-complex="8pt"/>
    </style:style>
    <style:style style:name="P13" style:family="paragraph">
      <style:text-properties fo:font-family="'Arial Narrow'" style:font-style-name="Italic" style:font-family-generic="swiss" style:font-pitch="variable"/>
    </style:style>
    <style:style style:name="T1" style:family="text">
      <style:text-properties fo:font-family="'Arial Narrow'" style:font-family-generic="swiss" style:font-pitch="variable" fo:font-size="10pt" style:font-size-asian="10pt" style:font-size-complex="10pt"/>
    </style:style>
    <style:style style:name="T2" style:family="text">
      <style:text-properties fo:font-family="'Arial Narrow'" style:font-family-generic="swiss" style:font-pitch="variable" fo:font-size="8pt" style:font-size-asian="8pt" style:font-size-complex="8pt"/>
    </style:style>
    <style:style style:name="T3" style:family="text">
      <style:text-properties fo:font-family="'Arial Narrow'" style:font-family-generic="swiss" style:font-pitch="variable" fo:font-size="8pt" fo:font-style="italic" style:font-size-asian="8pt" style:font-style-asian="italic" style:font-size-complex="8pt" style:font-style-complex="italic"/>
    </style:style>
    <style:style style:name="T4" style:family="text">
      <style:text-properties fo:color="#000000" style:text-outline="false" style:text-line-through-style="none" fo:font-family="'Arial Narrow'" style:font-family-generic="swiss" style:font-pitch="variable" fo:font-size="8pt" fo:font-style="normal" fo:text-shadow="none" style:text-underline-style="none" fo:font-weight="normal" style:letter-kerning="true" style:font-family-asian="Helvetica" style:font-family-generic-asian="swiss" style:font-size-asian="8pt" style:font-style-asian="normal" style:font-weight-asian="normal" style:font-family-complex="Helvetica" style:font-family-generic-complex="swiss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'Arial Narrow'" style:font-style-name="Italic" style:font-family-generic="swiss" style:font-pitch="variable" fo:font-size="10pt" style:font-size-asian="10pt" style:font-size-complex="10pt"/>
    </style:style>
    <style:style style:name="T6" style:family="text">
      <style:text-properties fo:font-family="'Arial Narrow'" style:font-style-name="Italic" style:font-family-generic="swiss" style:font-pitch="variable" fo:font-size="8pt" style:font-size-asian="8pt" style:font-size-complex="8pt"/>
    </style:style>
    <style:style style:name="T7" style:family="text">
      <style:text-properties fo:font-family="'Arial Narrow'" style:font-style-name="Italic" style:font-family-generic="swiss" style:font-pitch="variable"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21.193cm" svg:y1="12.963cm" svg:x2="21.193cm" svg:y2="13.954cm" svg:d="M21193 12963v991">
          <text:p/>
        </draw:connector>
        <draw:connector draw:style-name="gr1" draw:text-style-name="P1" draw:layer="controls" draw:type="curve" svg:x1="21.191cm" svg:y1="12.293cm" svg:x2="21.193cm" svg:y2="11.414cm" svg:d="M21191 12293c0-658 2-219 2-879">
          <text:p/>
        </draw:connector>
        <draw:line draw:style-name="gr2" draw:text-style-name="P2" xml:id="id20" draw:id="id20" draw:layer="layout" svg:x1="15.089cm" svg:y1="15.859cm" svg:x2="15.089cm" svg:y2="16.213cm">
          <text:p/>
        </draw:line>
        <draw:custom-shape draw:style-name="gr3" draw:text-style-name="P4" xml:id="id3" draw:id="id3" draw:layer="layout" svg:width="2.286cm" svg:height="0.689cm" svg:x="5.699cm" svg:y="14.354cm">
          <text:p text:style-name="P3"><text:span text:style-name="T1">pm:v-sell</text:span></text:p>
          <text:p text:style-name="P3"><text:span text:style-name="T2">ontolex:LexicalEntr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2.313cm" svg:height="0.689cm" svg:x="5.907cm" svg:y="9.817cm">
          <text:p text:style-name="P3"><text:span text:style-name="T1">pm:n-seller</text:span></text:p>
          <text:p text:style-name="P3"><text:span text:style-name="T2">ontolex:LexicalEntr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3.175cm" svg:height="0.689cm" svg:x="10.517cm" svg:y="11.867cm">
          <text:p text:style-name="P3"><text:span text:style-name="T1">pm:pb215-sell.01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2" draw:id="id2" draw:layer="layout" svg:width="4.191cm" svg:height="0.688cm" svg:x="14.243cm" svg:y="11.868cm">
          <text:p text:style-name="P3"><text:span text:style-name="T1">pm:pb215-sell.01-arg0</text:span></text:p>
          <text:p text:style-name="P3"><text:span text:style-name="T2">pmo:SemanticRol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8" draw:id="id8" draw:layer="layout" svg:width="3.175cm" svg:height="0.7cm" svg:x="10.517cm" svg:y="10.145cm">
          <text:p text:style-name="P3"><text:span text:style-name="T1">pm:nb10-seller.01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4.243cm" svg:y="10.144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13.692cm" svg:y1="12.211cm" svg:x2="14.243cm" svg:y2="12.212cm" draw:start-shape="id1" draw:start-glue-point="1" draw:end-shape="id2" draw:end-glue-point="3" svg:d="M13692 12211h275v1h276">
          <text:p/>
        </draw:connector>
        <draw:custom-shape draw:style-name="gr10" draw:text-style-name="P4" xml:id="id4" draw:id="id4" draw:layer="layout" svg:width="3.175cm" svg:height="0.688cm" svg:x="10.517cm" svg:y="13.446cm">
          <text:p text:style-name="P3"><text:span text:style-name="T1">pm:vn32-give-13.1-1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5" draw:id="id5" draw:layer="layout" svg:width="3.175cm" svg:height="0.687cm" svg:x="10.517cm" svg:y="15.198cm">
          <text:p text:style-name="P3"><text:span text:style-name="T1">pm:fn16-commerce_sell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0.304cm" svg:x1="7.985cm" svg:y1="14.698cm" svg:x2="10.517cm" svg:y2="13.79cm" draw:start-shape="id3" draw:start-glue-point="1" draw:end-shape="id4" draw:end-glue-point="3" svg:d="M7985 14698c2355 0 1089-908 2532-908">
          <text:p/>
        </draw:connector>
        <draw:connector draw:style-name="gr1" draw:text-style-name="P1" draw:layer="layout" draw:type="curve" draw:line-skew="0.286cm" svg:x1="7.985cm" svg:y1="14.698cm" svg:x2="10.517cm" svg:y2="15.541cm" draw:start-shape="id3" draw:start-glue-point="1" draw:end-shape="id5" draw:end-glue-point="3" svg:d="M7985 14698c2328 0 1062 843 2532 843">
          <text:p/>
        </draw:connector>
        <draw:connector draw:style-name="gr1" draw:text-style-name="P1" draw:layer="layout" draw:type="curve" draw:line-skew="0.456cm" svg:x1="7.985cm" svg:y1="14.698cm" svg:x2="10.517cm" svg:y2="12.211cm" draw:start-shape="id3" draw:start-glue-point="1" draw:end-shape="id1" draw:end-glue-point="3" svg:d="M7985 14698c2583 0 1317-2487 2532-2487">
          <text:p/>
        </draw:connector>
        <draw:custom-shape draw:style-name="gr12" draw:text-style-name="P4" xml:id="id7" draw:id="id7" draw:layer="layout" svg:width="0.7cm" svg:height="0.344cm" svg:x="10.652cm" svg:y="9.762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0.416cm" svg:x1="8.22cm" svg:y1="10.161cm" svg:x2="10.652cm" svg:y2="9.934cm" draw:start-shape="id6" draw:start-glue-point="1" draw:end-shape="id7" draw:end-glue-point="3" svg:d="M8220 10161c2454 0 1238-227 2432-227">
          <text:p/>
        </draw:connector>
        <draw:connector draw:style-name="gr1" draw:text-style-name="P1" draw:layer="layout" draw:type="curve" svg:x1="8.22cm" svg:y1="10.161cm" svg:x2="10.517cm" svg:y2="10.495cm" draw:start-shape="id6" draw:start-glue-point="1" draw:end-shape="id8" draw:end-glue-point="3" svg:d="M8220 10161c1722 0 574 334 2297 334">
          <text:p/>
        </draw:connector>
        <draw:custom-shape draw:style-name="gr13" draw:text-style-name="P4" xml:id="id9" draw:id="id9" draw:layer="layout" svg:width="0.7cm" svg:height="0.345cm" svg:x="11.214cm" svg:y="12.719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0.142cm" svg:x1="7.985cm" svg:y1="14.698cm" svg:x2="11.214cm" svg:y2="12.891cm" draw:start-shape="id3" draw:start-glue-point="1" draw:end-shape="id9" draw:end-glue-point="3" svg:d="M7985 14698c2641 0 1027-1807 3229-1807">
          <text:p/>
        </draw:connector>
        <draw:custom-shape draw:style-name="gr6" draw:text-style-name="P4" xml:id="id10" draw:id="id10" draw:layer="layout" svg:width="4.191cm" svg:height="0.688cm" svg:x="14.243cm" svg:y="13.446cm">
          <text:p text:style-name="P3"><text:span text:style-name="T1">pm:vn32-give-13.1-1-agent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13.692cm" svg:y1="13.79cm" svg:x2="14.243cm" svg:y2="13.79cm" draw:start-shape="id4" draw:start-glue-point="1" draw:end-shape="id10" draw:end-glue-point="3" svg:d="M13692 13790h551">
          <text:p/>
        </draw:connector>
        <draw:custom-shape draw:style-name="gr14" draw:text-style-name="P4" xml:id="id11" draw:id="id11" draw:layer="layout" svg:width="4.191cm" svg:height="0.689cm" svg:x="14.243cm" svg:y="15.196cm">
          <text:p text:style-name="P3"><text:span text:style-name="T1">pm:fn16-commerce_sell@seller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13.692cm" svg:y1="15.541cm" svg:x2="14.243cm" svg:y2="15.54cm" draw:start-shape="id5" draw:start-glue-point="1" draw:end-shape="id11" draw:end-glue-point="3" svg:d="M13692 15541c412 0 137-1 551-1">
          <text:p/>
        </draw:connector>
        <draw:custom-shape draw:style-name="gr12" draw:text-style-name="P4" xml:id="id12" draw:id="id12" draw:layer="layout" svg:width="0.7cm" svg:height="0.344cm" svg:x="11.341cm" svg:y="14.234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13" draw:id="id13" draw:layer="layout" svg:width="0.7cm" svg:height="0.344cm" svg:x="10.833cm" svg:y="14.685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7.985cm" svg:y1="14.698cm" svg:x2="11.341cm" svg:y2="14.406cm" draw:start-shape="id3" draw:start-glue-point="1" draw:end-shape="id12" draw:end-glue-point="3" svg:d="M7985 14698c2524 0 847-292 3356-292">
          <text:p/>
        </draw:connector>
        <draw:connector draw:style-name="gr1" draw:text-style-name="P1" draw:layer="layout" draw:type="curve" draw:line-skew="0.28cm" svg:x1="7.985cm" svg:y1="14.698cm" svg:x2="10.833cm" svg:y2="14.857cm" draw:start-shape="id3" draw:start-glue-point="1" draw:end-shape="id13" draw:end-glue-point="3" svg:d="M7985 14698c2563 0 1140 159 2848 159">
          <text:p/>
        </draw:connector>
        <draw:frame draw:style-name="gr15" draw:text-style-name="P5" draw:layer="layout" svg:width="2.25cm" svg:height="0.577cm" svg:x="12.966cm" svg:y="15.759cm">
          <draw:text-box>
            <text:p><text:span text:style-name="T2">pmo:semRole</text:span></text:p>
          </draw:text-box>
        </draw:frame>
        <draw:frame draw:style-name="gr15" draw:text-style-name="P5" draw:layer="layout" svg:width="2.25cm" svg:height="0.577cm" svg:x="12.966cm" svg:y="14.043cm">
          <draw:text-box>
            <text:p><text:span text:style-name="T2">pmo:semRole</text:span></text:p>
          </draw:text-box>
        </draw:frame>
        <draw:frame draw:style-name="gr15" draw:text-style-name="P5" draw:layer="layout" svg:width="2.25cm" svg:height="0.577cm" svg:x="12.966cm" svg:y="11.414cm">
          <draw:text-box>
            <text:p><text:span text:style-name="T2">pmo:semRole</text:span></text:p>
          </draw:text-box>
        </draw:frame>
        <draw:frame draw:style-name="gr15" draw:text-style-name="P5" draw:layer="layout" svg:width="2.25cm" svg:height="0.577cm" svg:x="12.93cm" svg:y="10.714cm">
          <draw:text-box>
            <text:p><text:span text:style-name="T2">pmo:semRole</text:span></text:p>
          </draw:text-box>
        </draw:frame>
        <draw:frame draw:style-name="gr16" draw:text-style-name="P5" draw:layer="layout" svg:width="2.399cm" svg:height="0.577cm" svg:x="8.126cm" svg:y="9.636cm">
          <draw:text-box>
            <text:p><text:span text:style-name="T2">ontolex:evokes</text:span></text:p>
          </draw:text-box>
        </draw:frame>
        <draw:frame draw:style-name="gr17" draw:text-style-name="P5" draw:layer="layout" svg:width="2.741cm" svg:height="0.577cm" svg:x="7.731cm" svg:y="14.901cm">
          <draw:text-box>
            <text:p><text:span text:style-name="T2">ontolex:evokes</text:span></text:p>
          </draw:text-box>
        </draw:frame>
        <draw:custom-shape draw:style-name="gr18" draw:text-style-name="P4" xml:id="id14" draw:id="id14" draw:layer="layout" svg:width="4.059cm" svg:height="0.699cm" svg:x="4.802cm" svg:y="13.057cm">
          <text:p text:style-name="P3"><text:span text:style-name="T1">pm:co-v-sell-pb215-sell.01</text:span></text:p>
          <text:p text:style-name="P3"><text:span text:style-name="T2">pmo:Conceptu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xml:id="id15" draw:id="id15" draw:layer="layout" svg:width="4.381cm" svg:height="0.755cm" svg:x="4.521cm" svg:y="15.605cm">
          <text:p text:style-name="P3"><text:span text:style-name="T1">pm:co-v-sell-fn16-commerce_sell</text:span></text:p>
          <text:p text:style-name="P3"><text:span text:style-name="T2">pmo:Conceptu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-0.124cm" svg:x1="8.861cm" svg:y1="13.406cm" svg:x2="10.517cm" svg:y2="12.211cm" draw:start-shape="id14" draw:end-shape="id1" draw:end-glue-point="3" svg:d="M8861 13406c1054 0 227-1195 1656-1195">
          <text:p/>
        </draw:connector>
        <draw:connector draw:style-name="gr1" draw:text-style-name="P1" draw:layer="layout" draw:type="curve" svg:x1="8.902cm" svg:y1="15.982cm" svg:x2="10.517cm" svg:y2="15.541cm" draw:start-shape="id15" draw:end-shape="id5" draw:end-glue-point="3" svg:d="M8902 15982c1210 0 403-441 1615-441">
          <text:p/>
        </draw:connector>
        <draw:connector draw:style-name="gr1" draw:text-style-name="P1" draw:layer="layout" draw:type="curve" svg:x1="6.711cm" svg:y1="15.605cm" svg:x2="6.842cm" svg:y2="15.043cm" draw:start-shape="id15" draw:start-glue-point="0" draw:end-shape="id3" draw:end-glue-point="2" svg:d="M6711 15605c0-415 131-135 131-562">
          <text:p/>
        </draw:connector>
        <draw:frame draw:style-name="gr20" draw:text-style-name="P5" draw:layer="layout" svg:width="3.101cm" svg:height="0.577cm" svg:x="7.115cm" svg:y="12.211cm">
          <draw:text-box>
            <text:p><text:span text:style-name="T2">pmo:evokedConcept</text:span></text:p>
          </draw:text-box>
        </draw:frame>
        <draw:frame draw:style-name="gr20" draw:text-style-name="P5" draw:layer="layout" svg:width="3.101cm" svg:height="0.577cm" svg:x="8.712cm" svg:y="15.859cm">
          <draw:text-box>
            <text:p><text:span text:style-name="T2">pmo:evokedConcept</text:span></text:p>
          </draw:text-box>
        </draw:frame>
        <draw:frame draw:style-name="gr21" draw:text-style-name="P5" draw:layer="layout" svg:width="2.775cm" svg:height="0.577cm" svg:x="6.707cm" svg:y="13.681cm">
          <draw:text-box>
            <text:p><text:span text:style-name="T2">pmo:evokingEntry</text:span></text:p>
          </draw:text-box>
        </draw:frame>
        <draw:custom-shape draw:style-name="gr22" draw:text-style-name="P4" xml:id="id16" draw:id="id16" draw:layer="layout" svg:width="2.698cm" svg:height="0.8cm" svg:x="2.725cm" svg:y="14.116cm">
          <text:p text:style-name="P3"><text:span text:style-name="T1">pm:mapping_2761</text:span></text:p>
          <text:p text:style-name="P3"><text:span text:style-name="T2">pmo:M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4.074cm" svg:y1="14.116cm" svg:x2="4.802cm" svg:y2="13.406cm" draw:start-shape="id16" draw:start-glue-point="0" draw:end-shape="id14" draw:end-glue-point="3" svg:d="M4074 14116c0-474 242-710 728-710">
          <text:p/>
        </draw:connector>
        <draw:connector draw:style-name="gr1" draw:text-style-name="P1" draw:layer="layout" draw:type="curve" svg:x1="4.074cm" svg:y1="14.916cm" svg:x2="4.521cm" svg:y2="15.982cm" draw:start-shape="id16" draw:start-glue-point="2" draw:end-shape="id15" draw:end-glue-point="3" svg:d="M4074 14916c0 711 149 1066 447 1066">
          <text:p/>
        </draw:connector>
        <draw:frame draw:style-name="gr23" draw:text-style-name="P5" draw:layer="layout" svg:width="2.661cm" svg:height="0.577cm" svg:x="2.784cm" svg:y="13.609cm">
          <draw:text-box>
            <text:p><text:span text:style-name="T2">pmo:item</text:span></text:p>
          </draw:text-box>
        </draw:frame>
        <draw:frame draw:style-name="gr24" draw:text-style-name="P5" draw:layer="layout" svg:width="1.463cm" svg:height="0.635cm" svg:x="2.802cm" svg:y="14.843cm">
          <draw:text-box>
            <text:p><text:span text:style-name="T2">pmo:item</text:span></text:p>
          </draw:text-box>
        </draw:frame>
        <draw:frame draw:style-name="gr25" draw:text-style-name="P7" draw:layer="layout" svg:width="1.594cm" svg:height="0.577cm" svg:x="17.248cm" svg:y="9.636cm">
          <draw:text-box>
            <text:p text:style-name="P6"><text:span text:style-name="T3">NomBank </text:span></text:p>
          </draw:text-box>
        </draw:frame>
        <draw:custom-shape draw:style-name="gr26" draw:text-style-name="P1" draw:layer="layout" svg:width="8.377cm" svg:height="1.651cm" svg:x="10.263cm" svg:y="9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7" draw:layer="layout" svg:width="1.543cm" svg:height="0.577cm" svg:x="17.256cm" svg:y="14.64cm">
          <draw:text-box>
            <text:p text:style-name="P6"><text:span text:style-name="T3">FrameNet</text:span></text:p>
          </draw:text-box>
        </draw:frame>
        <draw:custom-shape draw:style-name="gr28" draw:text-style-name="P1" draw:layer="layout" svg:width="8.377cm" svg:height="1.647cm" svg:x="10.263cm" svg:y="14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8" draw:layer="layout" svg:width="1.349cm" svg:height="0.577cm" svg:x="17.423cm" svg:y="12.965cm">
          <draw:text-box>
            <text:p><text:span text:style-name="T3">VerbNet</text:span></text:p>
          </draw:text-box>
        </draw:frame>
        <draw:custom-shape draw:style-name="gr26" draw:text-style-name="P1" draw:layer="layout" svg:width="8.377cm" svg:height="1.651cm" svg:x="10.263cm" svg:y="13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8" draw:layer="layout" svg:width="1.531cm" svg:height="0.577cm" svg:x="17.248cm" svg:y="11.349cm">
          <draw:text-box>
            <text:p><text:span text:style-name="T3">PropBank</text:span></text:p>
          </draw:text-box>
        </draw:frame>
        <draw:custom-shape draw:style-name="gr26" draw:text-style-name="P1" draw:layer="layout" svg:width="8.377cm" svg:height="1.651cm" svg:x="10.263cm" svg:y="11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23" draw:id="id23">
          <draw:custom-shape draw:style-name="gr31" draw:text-style-name="P1" draw:layer="layout" svg:width="3.475cm" svg:height="0.889cm" svg:x="14.87cm" svg:y="16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2" draw:text-style-name="P9" draw:layer="layout" svg:width="3.702cm" svg:height="0.657cm" svg:x="14.743cm" svg:y="17.002cm">
            <draw:text-box>
              <text:p text:style-name="P2"><text:span text:style-name="T1">eso:possession-owner_1</text:span></text:p>
            </draw:text-box>
          </draw:frame>
        </draw:g>
        <draw:custom-shape draw:style-name="gr33" draw:text-style-name="P1" xml:id="id22" draw:id="id22" draw:layer="layout" svg:width="2.178cm" svg:height="0.889cm" svg:x="12.041cm" svg:y="16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9" draw:layer="layout" svg:width="1.92cm" svg:height="0.657cm" svg:x="12.168cm" svg:y="17.002cm">
          <draw:text-box>
            <text:p text:style-name="P2"><text:span text:style-name="T1">eso:Selling</text:span></text:p>
          </draw:text-box>
        </draw:frame>
        <draw:g xml:id="id21" draw:id="id21">
          <draw:custom-shape draw:style-name="gr35" draw:text-style-name="P1" draw:layer="layout" svg:width="4.318cm" svg:height="0.889cm" svg:x="7.353cm" svg:y="16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6" draw:text-style-name="P9" draw:layer="layout" svg:width="4.477cm" svg:height="0.657cm" svg:x="7.353cm" svg:y="17.002cm">
            <draw:text-box>
              <text:p text:style-name="P2"><text:span text:style-name="T1">fbfe:Commerce_sell.has_seller</text:span></text:p>
            </draw:text-box>
          </draw:frame>
        </draw:g>
        <draw:g xml:id="id19" draw:id="id19">
          <draw:frame draw:style-name="gr37" draw:text-style-name="P9" draw:layer="layout" svg:width="4.731cm" svg:height="0.657cm" svg:x="2.722cm" svg:y="16.98cm">
            <draw:text-box>
              <text:p text:style-name="P2"><text:span text:style-name="T1">fbframe:Commerce_sell.sell.verb</text:span></text:p>
            </draw:text-box>
          </draw:frame>
          <draw:custom-shape draw:style-name="gr38" draw:text-style-name="P1" draw:layer="layout" svg:width="4.572cm" svg:height="0.889cm" svg:x="2.722cm" svg:y="16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" draw:text-style-name="P1" draw:layer="layout" draw:type="curve" svg:x1="6.831cm" svg:y1="13.756cm" svg:x2="6.842cm" svg:y2="14.354cm" draw:start-shape="id14" draw:start-glue-point="2" draw:end-shape="id3" draw:end-glue-point="0" svg:d="M6831 13756c0 448 11 150 11 598">
          <text:p/>
        </draw:connector>
        <draw:frame draw:style-name="gr21" draw:text-style-name="P5" draw:layer="layout" svg:width="2.775cm" svg:height="0.577cm" svg:x="4.448cm" svg:y="15.097cm">
          <draw:text-box>
            <text:p><text:span text:style-name="T2">pmo:evokingEntry</text:span></text:p>
          </draw:text-box>
        </draw:frame>
        <draw:custom-shape draw:style-name="gr39" draw:text-style-name="P4" xml:id="id17" draw:id="id17" draw:layer="layout" svg:width="4.064cm" svg:height="0.699cm" svg:x="5.056cm" svg:y="11.096cm">
          <text:p text:style-name="P3"><text:span text:style-name="T1">pm:co-n-seller-nb10-seller.01</text:span></text:p>
          <text:p text:style-name="P3"><text:span text:style-name="T2">pmo:Conceptu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7.088cm" svg:y1="11.096cm" svg:x2="7.063cm" svg:y2="10.506cm" draw:start-shape="id17" draw:start-glue-point="0" draw:end-shape="id6" draw:end-glue-point="2" svg:d="M7088 11096c0-436-25-142-25-590">
          <text:p/>
        </draw:connector>
        <draw:frame draw:style-name="gr21" draw:text-style-name="P5" draw:layer="layout" svg:width="2.775cm" svg:height="0.577cm" svg:x="6.888cm" svg:y="10.587cm">
          <draw:text-box>
            <text:p><text:span text:style-name="T2">pmo:evokingEntry</text:span></text:p>
          </draw:text-box>
        </draw:frame>
        <draw:custom-shape draw:style-name="gr40" draw:text-style-name="P4" xml:id="id18" draw:id="id18" draw:layer="layout" svg:width="2.633cm" svg:height="0.8cm" svg:x="2.778cm" svg:y="12.007cm">
          <text:p text:style-name="P3"><text:span text:style-name="T1">pm:mapping_1356</text:span></text:p>
          <text:p text:style-name="P3"><text:span text:style-name="T2">pmo:M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4.094cm" svg:y1="12.007cm" svg:x2="5.056cm" svg:y2="11.445cm" draw:start-shape="id18" draw:start-glue-point="0" svg:d="M4094 12007c0-802 962-522 962-562">
          <text:p/>
        </draw:connector>
        <draw:connector draw:style-name="gr1" draw:text-style-name="P1" draw:layer="layout" draw:type="curve" svg:x1="4.094cm" svg:y1="12.807cm" svg:x2="4.802cm" svg:y2="13.406cm" draw:start-shape="id18" draw:start-glue-point="2" draw:end-shape="id14" draw:end-glue-point="3" svg:d="M4094 12807c0 400 236 599 708 599">
          <text:p/>
        </draw:connector>
        <draw:frame draw:style-name="gr23" draw:text-style-name="P5" draw:layer="layout" svg:width="2.661cm" svg:height="0.577cm" svg:x="2.832cm" svg:y="12.769cm">
          <draw:text-box>
            <text:p><text:span text:style-name="T2">pmo:item</text:span></text:p>
          </draw:text-box>
        </draw:frame>
        <draw:frame draw:style-name="gr23" draw:text-style-name="P5" draw:layer="layout" svg:width="2.661cm" svg:height="0.577cm" svg:x="2.838cm" svg:y="11.499cm">
          <draw:text-box>
            <text:p><text:span text:style-name="T2">pmo:item</text:span></text:p>
          </draw:text-box>
        </draw:frame>
        <draw:frame draw:style-name="gr21" draw:text-style-name="P7" draw:layer="layout" svg:width="2.775cm" svg:height="0.577cm" svg:x="2.473cm" svg:y="17.764cm">
          <draw:text-box>
            <text:p text:style-name="P6"><text:span text:style-name="T3">FrameBase Ontology </text:span></text:p>
          </draw:text-box>
        </draw:frame>
        <draw:custom-shape draw:style-name="gr41" draw:text-style-name="P1" draw:layer="layout" svg:width="9.026cm" svg:height="1.52cm" svg:x="2.662cm" svg:y="16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6.723cm" svg:height="1.524cm" svg:x="11.922cm" svg:y="16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7" draw:layer="layout" svg:width="2.06cm" svg:height="0.577cm" svg:x="16.856cm" svg:y="17.764cm">
          <draw:text-box>
            <text:p text:style-name="P6"><text:span text:style-name="T3">ESO Ontology </text:span></text:p>
          </draw:text-box>
        </draw:frame>
        <draw:connector draw:style-name="gr1" draw:text-style-name="P1" draw:layer="layout" draw:type="curve" draw:line-skew="0.126cm" svg:x1="6.911cm" svg:y1="16.36cm" svg:x2="5.087cm" svg:y2="16.875cm" draw:end-shape="id19" draw:end-glue-point="0" svg:d="M6911 16360c0 199-1824-58-1824 515">
          <text:p/>
        </draw:connector>
        <draw:frame draw:style-name="gr21" draw:text-style-name="P5" draw:layer="layout" svg:width="2.775cm" svg:height="0.577cm" svg:x="2.816cm" svg:y="16.302cm">
          <draw:text-box>
            <text:p><text:span text:style-name="T2">pmo:ontologyMatch</text:span></text:p>
          </draw:text-box>
        </draw:frame>
        <draw:connector draw:style-name="gr1" draw:text-style-name="P1" draw:layer="layout" draw:type="curve" draw:line-skew="-0.375cm" svg:x1="15.089cm" svg:y1="16.213cm" svg:x2="9.591cm" svg:y2="17.764cm" draw:start-shape="id20" draw:start-glue-point="2" draw:end-shape="id21" draw:end-glue-point="2" svg:d="M15089 16213c0 2514-5498 1738-5498 1551">
          <text:p/>
        </draw:connector>
        <draw:frame draw:style-name="gr21" draw:text-style-name="P5" draw:layer="layout" svg:width="2.775cm" svg:height="0.577cm" svg:x="7.953cm" svg:y="17.815cm">
          <draw:text-box>
            <text:p><text:span text:style-name="T2">pmo:ontologyMatch</text:span></text:p>
          </draw:text-box>
        </draw:frame>
        <draw:connector draw:style-name="gr1" draw:text-style-name="P1" draw:layer="layout" draw:type="curve" draw:line-skew="-0.073cm" svg:x1="12.104cm" svg:y1="15.885cm" svg:x2="13.13cm" svg:y2="16.875cm" draw:start-shape="id5" draw:start-glue-point="2" draw:end-shape="id22" draw:end-glue-point="4" svg:d="M12104 15885c0 643 1026 149 1026 990">
          <text:p/>
        </draw:connector>
        <draw:frame draw:style-name="gr21" draw:text-style-name="P5" draw:layer="layout" svg:width="2.775cm" svg:height="0.577cm" svg:x="10.39cm" svg:y="16.302cm">
          <draw:text-box>
            <text:p><text:span text:style-name="T2">pmo:ontologyMatch</text:span></text:p>
          </draw:text-box>
        </draw:frame>
        <draw:connector draw:style-name="gr1" draw:text-style-name="P1" draw:layer="layout" draw:type="curve" draw:line-skew="-0.037cm" svg:x1="16.338cm" svg:y1="15.885cm" svg:x2="16.594cm" svg:y2="16.875cm" draw:start-shape="id11" draw:start-glue-point="2" draw:end-shape="id23" draw:end-glue-point="0" svg:d="M16338 15885c0 697 256 203 256 990">
          <text:p/>
        </draw:connector>
        <draw:frame draw:style-name="gr21" draw:text-style-name="P5" draw:layer="layout" svg:width="2.775cm" svg:height="0.577cm" svg:x="16.259cm" svg:y="15.859cm">
          <draw:text-box>
            <text:p><text:span text:style-name="T2">pmo:ontologyMatch</text:span></text:p>
          </draw:text-box>
        </draw:frame>
        <draw:custom-shape draw:style-name="gr12" draw:text-style-name="P4" draw:layer="layout" svg:width="0.7cm" svg:height="0.344cm" svg:x="5.918cm" svg:y="17.764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cm" svg:height="0.344cm" svg:x="14.327cm" svg:y="17.674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-0.19cm" svg:x1="9.12cm" svg:y1="11.445cm" svg:x2="10.517cm" svg:y2="10.495cm" draw:start-shape="id17" draw:start-glue-point="1" draw:end-shape="id8" draw:end-glue-point="3" svg:d="M9120 11445c762 0 64-950 1397-950">
          <text:p/>
        </draw:connector>
        <draw:frame draw:style-name="gr20" draw:text-style-name="P5" draw:layer="layout" svg:width="3.101cm" svg:height="0.577cm" svg:x="9.501cm" svg:y="10.906cm">
          <draw:text-box>
            <text:p><text:span text:style-name="T2">pmo:evokedConcept</text:span></text:p>
          </draw:text-box>
        </draw:frame>
        <draw:connector draw:style-name="gr9" draw:text-style-name="P1" draw:layer="layout" svg:x1="13.692cm" svg:y1="10.524cm" svg:x2="14.243cm" svg:y2="10.525cm" svg:d="M13692 10524h276v1h275">
          <text:p/>
        </draw:connector>
        <draw:g>
          <draw:custom-shape draw:style-name="gr44" draw:text-style-name="P4" draw:layer="controls" svg:width="2.997cm" svg:height="1.07cm" svg:x="18.831cm" svg:y="16.821cm">
            <text:p text:style-name="P3"><text:span text:style-name="T1">pm:ex-xyz?char=0,9</text:span></text:p>
            <text:p text:style-name="P3"><text:span text:style-name="T2">pmo:Markable</text:span></text:p>
            <text:p text:style-name="P3"><text:span text:style-name="T2">“</text:span><text:span text:style-name="T4">Steve Jobs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5" draw:text-style-name="P4" draw:layer="controls" svg:width="2.997cm" svg:height="1.016cm" svg:x="18.831cm" svg:y="12.249cm">
            <text:p text:style-name="P3"><text:span text:style-name="T1">pm:ex-xyz?char=11,15</text:span></text:p>
            <text:p text:style-name="P3"><text:span text:style-name="T2">pmo:Markable</text:span></text:p>
            <text:p text:style-name="P3"><text:span text:style-name="T2">“</text:span><text:span text:style-name="T2">sells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6" draw:text-style-name="P4" draw:layer="controls" svg:width="3.124cm" svg:height="1.397cm" svg:x="18.831cm" svg:y="10.017cm">
            <text:p text:style-name="P3"><text:span text:style-name="T1">pm:ex-xyz</text:span></text:p>
            <text:p text:style-name="P3"><text:span text:style-name="T2">pmo:Example</text:span></text:p>
            <text:p text:style-name="P3"><text:span text:style-name="T2">“</text:span><text:span text:style-name="T4">Steve Jobs sells</text:span></text:p>
            <text:p text:style-name="P3"><text:span text:style-name="T4"><text:s text:c="2"/></text:span><text:span text:style-name="T4">Pixar to Disney.</text:span><text:span text:style-name="T2">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4" draw:id="id24">
          <draw:custom-shape draw:style-name="gr44" draw:text-style-name="P4" draw:layer="controls" svg:width="2.997cm" svg:height="0.711cm" svg:x="18.831cm" svg:y="15.348cm">
            <text:p text:style-name="P3"><text:span text:style-name="T1">pm:ann-xyz-arg0</text:span></text:p>
            <text:p text:style-name="P3"><text:span text:style-name="T2">nif:Anno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6" draw:id="id26">
          <draw:custom-shape draw:style-name="gr45" draw:text-style-name="P4" draw:layer="controls" svg:width="2.997cm" svg:height="0.711cm" svg:x="18.831cm" svg:y="13.973cm">
            <text:p text:style-name="P3"><text:span text:style-name="T1">pm:ann-xyz-pred</text:span></text:p>
            <text:p text:style-name="P3"><text:span text:style-name="T2">nif:Anno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7" draw:text-style-name="P5" draw:layer="controls" svg:width="2.204cm" svg:height="0.577cm" svg:x="19.415cm" svg:y="13.25cm">
          <draw:text-box>
            <text:p><text:span text:style-name="T2">nif:annotation</text:span></text:p>
          </draw:text-box>
        </draw:frame>
        <draw:connector draw:style-name="gr1" draw:text-style-name="P1" draw:layer="controls" draw:type="curve" svg:x1="20.329cm" svg:y1="15.348cm" svg:x2="18.45cm" svg:y2="15.224cm" draw:start-shape="id24" draw:start-glue-point="0" draw:end-shape="id25" draw:end-glue-point="1" svg:d="M20329 15348c0-83-626-124-1879-124">
          <text:p/>
        </draw:connector>
        <draw:frame draw:style-name="gr48" draw:text-style-name="P5" draw:layer="controls" svg:width="3.302cm" svg:height="0.635cm" svg:x="19.415cm" svg:y="16.313cm">
          <draw:text-box>
            <text:p><text:span text:style-name="T2">nif:referenceContext</text:span></text:p>
          </draw:text-box>
        </draw:frame>
        <draw:connector draw:style-name="gr1" draw:text-style-name="P1" draw:layer="controls" draw:type="curve" svg:x1="18.831cm" svg:y1="14.328cm" svg:x2="13.704cm" svg:y2="15.224cm" draw:start-shape="id26" draw:start-glue-point="3" draw:end-shape="id27" draw:end-glue-point="0" svg:d="M18831 14328c-3418 0-5127 298-5127 896">
          <text:p/>
        </draw:connector>
        <draw:custom-shape draw:style-name="gr49" draw:text-style-name="P1" draw:layer="layout" svg:width="3.353cm" svg:height="8.509cm" draw:transform="skewX (-0.0029670597283898) rotate (-0.00296705972957703) translate (18.729cm 9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7" draw:layer="layout" svg:width="1.59cm" svg:height="0.577cm" svg:x="20.619cm" svg:y="17.764cm">
          <draw:text-box>
            <text:p text:style-name="P6"><text:span text:style-name="T3">Examples </text:span></text:p>
          </draw:text-box>
        </draw:frame>
        <draw:custom-shape draw:style-name="gr8" draw:text-style-name="P4" draw:layer="layout" svg:width="4.191cm" svg:height="0.711cm" svg:x="14.243cm" svg:y="10.144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4.243cm" svg:y="10.144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4.243cm" svg:y="10.144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4.243cm" svg:y="10.144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4.243cm" svg:y="10.144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5" draw:layer="layout" svg:width="2.204cm" svg:height="0.577cm" svg:x="19.034cm" svg:y="15.932cm">
          <draw:text-box>
            <text:p><text:span text:style-name="T2">nif:annotation</text:span></text:p>
          </draw:text-box>
        </draw:frame>
        <draw:frame draw:style-name="gr51" draw:text-style-name="P5" draw:layer="layout" svg:width="2.794cm" svg:height="1.016cm" svg:x="18.78cm" svg:y="11.541cm">
          <draw:text-box>
            <text:p><text:span text:style-name="T2">nif:referenceContext</text:span></text:p>
          </draw:text-box>
        </draw:frame>
        <draw:rect draw:style-name="gr52" draw:text-style-name="P2" xml:id="id27" draw:id="id27" draw:layer="layout" svg:width="0.758cm" svg:height="0.508cm" draw:transform="skewX (0.0118682389135592) translate (13.325cm 15.224cm)">
          <text:p/>
        </draw:rect>
        <draw:rect draw:style-name="gr52" draw:text-style-name="P2" xml:id="id29" draw:id="id29" draw:layer="layout" svg:width="0.635cm" svg:height="0.508cm" svg:x="21.166cm" svg:y="11.16cm">
          <text:p/>
        </draw:rect>
        <draw:connector draw:style-name="gr1" draw:text-style-name="P1" draw:layer="layout" draw:type="curve" draw:line-skew="-0.353cm" svg:x1="21.701cm" svg:y1="16.821cm" svg:x2="21.801cm" svg:y2="11.414cm" draw:start-shape="id28" draw:start-glue-point="1" draw:end-shape="id29" draw:end-glue-point="1" svg:d="M21701 16821c370 0 320-5407 100-5407">
          <text:p/>
        </draw:connector>
        <draw:rect draw:style-name="gr52" draw:text-style-name="P2" xml:id="id28" draw:id="id28" draw:layer="layout" svg:width="0.635cm" svg:height="0.508cm" svg:x="21.066cm" svg:y="16.567cm">
          <text:p/>
        </draw:rect>
        <draw:frame draw:style-name="gr53" draw:text-style-name="P5" draw:layer="layout" svg:width="2.382cm" svg:height="0.577cm" svg:x="16.875cm" svg:y="14.208cm">
          <draw:text-box>
            <text:p><text:span text:style-name="T2">pmo:valueObj</text:span></text:p>
          </draw:text-box>
        </draw:frame>
        <draw:frame draw:style-name="gr53" draw:text-style-name="P5" draw:layer="layout" svg:width="2.382cm" svg:height="0.577cm" svg:x="19.065cm" svg:y="14.774cm">
          <draw:text-box>
            <text:p><text:span text:style-name="T2">pmo:valueObj</text:span></text:p>
          </draw:text-box>
        </draw:frame>
        <draw:connector draw:style-name="gr1" draw:text-style-name="P1" draw:layer="layout" draw:type="curve" svg:x1="19.159cm" svg:y1="16.938cm" svg:x2="19.161cm" svg:y2="16.059cm" svg:d="M19159 16938c0-658 2-219 2-879">
          <text:p/>
        </draw:connector>
        <draw:rect draw:style-name="gr52" draw:text-style-name="P2" xml:id="id25" draw:id="id25" draw:layer="layout" svg:width="0.505cm" svg:height="0.508cm" draw:transform="skewX (0.0118682389135592) translate (17.948cm 14.97cm)">
          <text:p/>
        </draw:rect>
      </draw:page>
      <draw:page draw:name="page2" draw:style-name="dp1" draw:master-page-name="Default">
        <draw:connector draw:style-name="gr1" draw:text-style-name="P10" draw:layer="layout" draw:type="curve" svg:x1="15.152cm" svg:y1="6.041cm" svg:x2="15.16cm" svg:y2="6.634cm" draw:start-shape="id30" draw:start-glue-point="2" draw:end-shape="id31" draw:end-glue-point="0" svg:d="M15152 6041c0 450 8 154 8 593">
          <text:p/>
        </draw:connector>
        <draw:connector draw:style-name="gr1" draw:text-style-name="P10" draw:layer="layout" draw:type="curve" svg:x1="21.32cm" svg:y1="9.606cm" svg:x2="21.32cm" svg:y2="8.62cm" svg:d="M21320 9606v-986">
          <text:p/>
        </draw:connector>
        <draw:connector draw:style-name="gr1" draw:text-style-name="P10" draw:layer="layout" draw:type="curve" svg:x1="13.754cm" svg:y1="9.419cm" svg:x2="13.754cm" svg:y2="8.62cm" svg:d="M13754 9419v-799">
          <text:p/>
        </draw:connector>
        <draw:connector draw:style-name="gr1" draw:text-style-name="P1" draw:layer="layout" draw:type="curve" svg:x1="23.987cm" svg:y1="2.778cm" svg:x2="23.979cm" svg:y2="4.172cm" svg:d="M23987 2778c0 1045-8 349-8 1394">
          <text:p/>
        </draw:connector>
        <draw:connector draw:style-name="gr1" draw:text-style-name="P1" draw:layer="controls" draw:type="curve" svg:x1="24.366cm" svg:y1="6.959cm" svg:x2="24.368cm" svg:y2="6.08cm" svg:d="M24366 6959c0-658 2-219 2-879">
          <text:p/>
        </draw:connector>
        <draw:line draw:style-name="gr2" draw:text-style-name="P2" xml:id="id50" draw:id="id50" draw:layer="layout" svg:x1="18.018cm" svg:y1="9.509cm" svg:x2="18.018cm" svg:y2="10.398cm">
          <text:p/>
        </draw:line>
        <draw:custom-shape draw:style-name="gr3" draw:text-style-name="P4" xml:id="id34" draw:id="id34" draw:layer="layout" svg:width="2.286cm" svg:height="0.689cm" svg:x="8.493cm" svg:y="6.842cm">
          <text:p text:style-name="P3"><text:span text:style-name="T1">pm:v-sell</text:span></text:p>
          <text:p text:style-name="P3"><text:span text:style-name="T2">ontolex:LexicalEntr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6" draw:id="id36" draw:layer="layout" svg:width="2.313cm" svg:height="0.689cm" svg:x="8.955cm" svg:y="1.624cm">
          <text:p text:style-name="P3"><text:span text:style-name="T1">pm:n-seller</text:span></text:p>
          <text:p text:style-name="P3"><text:span text:style-name="T2">ontolex:LexicalEntr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2" draw:id="id32" draw:layer="layout" svg:width="3.175cm" svg:height="0.689cm" svg:x="13.565cm" svg:y="3.674cm">
          <text:p text:style-name="P3"><text:span text:style-name="T1">pm:pb215-sell.01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33" draw:id="id33" draw:layer="layout" svg:width="4.191cm" svg:height="0.688cm" svg:x="17.307cm" svg:y="3.675cm">
          <text:p text:style-name="P3"><text:span text:style-name="T1">pm:pb215-sell.01-arg0</text:span></text:p>
          <text:p text:style-name="P3"><text:span text:style-name="T2">pmo:SemanticRol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38" draw:id="id38" draw:layer="layout" svg:width="3.175cm" svg:height="0.7cm" svg:x="13.565cm" svg:y="1.952cm">
          <text:p text:style-name="P3"><text:span text:style-name="T1">pm:nb10-seller.01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7.291cm" svg:y="1.951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16.74cm" svg:y1="4.018cm" svg:x2="17.307cm" svg:y2="4.019cm" draw:start-shape="id32" draw:start-glue-point="1" draw:end-shape="id33" draw:end-glue-point="3" svg:d="M16740 4018h283v1h284">
          <text:p/>
        </draw:connector>
        <draw:custom-shape draw:style-name="gr10" draw:text-style-name="P4" xml:id="id30" draw:id="id30" draw:layer="layout" svg:width="3.175cm" svg:height="0.688cm" svg:x="13.565cm" svg:y="5.353cm">
          <text:p text:style-name="P3"><text:span text:style-name="T1">pm:vn32-give-13.1-1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35" draw:id="id35" draw:layer="layout" svg:width="3.175cm" svg:height="0.687cm" svg:x="13.573cm" svg:y="9.33cm">
          <text:p text:style-name="P3"><text:span text:style-name="T1">pm:fn16-commerce_sell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0.383cm" svg:x1="10.779cm" svg:y1="7.186cm" svg:x2="13.565cm" svg:y2="5.697cm" draw:start-shape="id34" draw:end-shape="id30" draw:end-glue-point="3" svg:d="M10779 7186c2664 0 1271-1489 2786-1489">
          <text:p/>
        </draw:connector>
        <draw:connector draw:style-name="gr1" draw:text-style-name="P1" draw:layer="layout" draw:type="curve" draw:line-skew="0.199cm" svg:x1="10.779cm" svg:y1="7.186cm" svg:x2="13.573cm" svg:y2="9.673cm" draw:start-shape="id34" draw:start-glue-point="1" draw:end-shape="id35" draw:end-glue-point="3" svg:d="M10779 7186c2394 0 997 2487 2794 2487">
          <text:p/>
        </draw:connector>
        <draw:connector draw:style-name="gr1" draw:text-style-name="P1" draw:layer="layout" draw:type="curve" draw:line-skew="0.258cm" svg:x1="10.779cm" svg:y1="7.186cm" svg:x2="13.565cm" svg:y2="4.018cm" draw:start-shape="id34" draw:start-glue-point="1" draw:end-shape="id32" draw:end-glue-point="3" svg:d="M10779 7186c2476 0 1084-3168 2786-3168">
          <text:p/>
        </draw:connector>
        <draw:custom-shape draw:style-name="gr12" draw:text-style-name="P4" xml:id="id37" draw:id="id37" draw:layer="layout" svg:width="0.7cm" svg:height="0.344cm" svg:x="13.7cm" svg:y="1.569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0.416cm" svg:x1="11.268cm" svg:y1="1.968cm" svg:x2="13.7cm" svg:y2="1.741cm" draw:start-shape="id36" draw:start-glue-point="1" draw:end-shape="id37" draw:end-glue-point="3" svg:d="M11268 1968c2454 0 1238-227 2432-227">
          <text:p/>
        </draw:connector>
        <draw:connector draw:style-name="gr1" draw:text-style-name="P1" draw:layer="layout" draw:type="curve" svg:x1="11.268cm" svg:y1="1.968cm" svg:x2="13.565cm" svg:y2="2.302cm" draw:start-shape="id36" draw:start-glue-point="1" draw:end-shape="id38" draw:end-glue-point="3" svg:d="M11268 1968c1722 0 574 334 2297 334">
          <text:p/>
        </draw:connector>
        <draw:custom-shape draw:style-name="gr13" draw:text-style-name="P4" xml:id="id39" draw:id="id39" draw:layer="layout" svg:width="0.7cm" svg:height="0.345cm" svg:x="13.762cm" svg:y="4.429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0.28cm" svg:x1="10.779cm" svg:y1="7.186cm" svg:x2="13.762cm" svg:y2="4.601cm" draw:start-shape="id34" draw:start-glue-point="1" draw:end-shape="id39" draw:end-glue-point="3" svg:d="M10779 7186c2664 0 1173-2585 2983-2585">
          <text:p/>
        </draw:connector>
        <draw:custom-shape draw:style-name="gr6" draw:text-style-name="P4" xml:id="id40" draw:id="id40" draw:layer="layout" svg:width="4.191cm" svg:height="0.688cm" svg:x="17.307cm" svg:y="5.353cm">
          <text:p text:style-name="P3"><text:span text:style-name="T1">pm:vn32-give-13.1-1-agent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16.74cm" svg:y1="5.697cm" svg:x2="17.307cm" svg:y2="5.697cm" draw:start-shape="id30" draw:start-glue-point="1" draw:end-shape="id40" draw:end-glue-point="3" svg:d="M16740 5697h567">
          <text:p/>
        </draw:connector>
        <draw:custom-shape draw:style-name="gr14" draw:text-style-name="P4" xml:id="id41" draw:id="id41" draw:layer="layout" svg:width="4.191cm" svg:height="0.689cm" svg:x="17.299cm" svg:y="9.328cm">
          <text:p text:style-name="P3"><text:span text:style-name="T1">pm:fn16-commerce_sell@seller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16.748cm" svg:y1="9.673cm" svg:x2="17.299cm" svg:y2="9.672cm" draw:start-shape="id35" draw:start-glue-point="1" draw:end-shape="id41" draw:end-glue-point="3" svg:d="M16748 9673c412 0 137-1 551-1">
          <text:p/>
        </draw:connector>
        <draw:custom-shape draw:style-name="gr12" draw:text-style-name="P4" xml:id="id42" draw:id="id42" draw:layer="layout" svg:width="0.7cm" svg:height="0.344cm" svg:x="13.573cm" svg:y="4.937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43" draw:id="id43" draw:layer="layout" svg:width="0.381cm" svg:height="0.344cm" svg:x="13.446cm" svg:y="7.387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0.374cm" svg:x1="10.779cm" svg:y1="7.186cm" svg:x2="13.573cm" svg:y2="5.109cm" draw:start-shape="id34" draw:start-glue-point="1" draw:end-shape="id42" draw:end-glue-point="3" svg:d="M10779 7186c2664 0 1267-2077 2794-2077">
          <text:p/>
        </draw:connector>
        <draw:connector draw:style-name="gr1" draw:text-style-name="P1" draw:layer="layout" draw:type="curve" draw:line-skew="0.28cm" svg:x1="10.779cm" svg:y1="7.186cm" svg:x2="13.446cm" svg:y2="7.559cm" draw:start-shape="id34" draw:start-glue-point="1" draw:end-shape="id43" draw:end-glue-point="3" svg:d="M10779 7186c2427 0 1094 373 2667 373">
          <text:p/>
        </draw:connector>
        <draw:frame draw:style-name="gr15" draw:text-style-name="P5" draw:layer="layout" svg:width="2.25cm" svg:height="0.577cm" svg:x="16.013cm" svg:y="9.89cm">
          <draw:text-box>
            <text:p><text:span text:style-name="T2">pmo:semRole</text:span></text:p>
          </draw:text-box>
        </draw:frame>
        <draw:frame draw:style-name="gr15" draw:text-style-name="P5" draw:layer="layout" svg:width="2.25cm" svg:height="0.577cm" svg:x="16.113cm" svg:y="4.868cm">
          <draw:text-box>
            <text:p><text:span text:style-name="T2">pmo:semRole</text:span></text:p>
          </draw:text-box>
        </draw:frame>
        <draw:frame draw:style-name="gr15" draw:text-style-name="P5" draw:layer="layout" svg:width="2.25cm" svg:height="0.577cm" svg:x="16.014cm" svg:y="3.221cm">
          <draw:text-box>
            <text:p><text:span text:style-name="T2">pmo:semRole</text:span></text:p>
          </draw:text-box>
        </draw:frame>
        <draw:frame draw:style-name="gr15" draw:text-style-name="P5" draw:layer="layout" svg:width="2.25cm" svg:height="0.577cm" svg:x="15.978cm" svg:y="2.521cm">
          <draw:text-box>
            <text:p><text:span text:style-name="T2">pmo:semRole</text:span></text:p>
          </draw:text-box>
        </draw:frame>
        <draw:frame draw:style-name="gr16" draw:text-style-name="P5" draw:layer="layout" svg:width="2.399cm" svg:height="0.577cm" svg:x="11.174cm" svg:y="1.443cm">
          <draw:text-box>
            <text:p><text:span text:style-name="T2">ontolex:evokes</text:span></text:p>
          </draw:text-box>
        </draw:frame>
        <draw:frame draw:style-name="gr17" draw:text-style-name="P5" draw:layer="layout" svg:width="2.741cm" svg:height="0.577cm" svg:x="10.144cm" svg:y="6.334cm">
          <draw:text-box>
            <text:p><text:span text:style-name="T2">ontolex:evokes</text:span></text:p>
          </draw:text-box>
        </draw:frame>
        <draw:custom-shape draw:style-name="gr18" draw:text-style-name="P4" xml:id="id44" draw:id="id44" draw:layer="layout" svg:width="4.059cm" svg:height="0.699cm" svg:x="7.85cm" svg:y="4.864cm">
          <text:p text:style-name="P3"><text:span text:style-name="T1">pm:co-v-sell-pb215-sell.01</text:span></text:p>
          <text:p text:style-name="P3"><text:span text:style-name="T2">pmo:Conceptu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xml:id="id45" draw:id="id45" draw:layer="layout" svg:width="4.381cm" svg:height="0.755cm" svg:x="6.969cm" svg:y="9.643cm">
          <text:p text:style-name="P3"><text:span text:style-name="T1">pm:co-v-sell-fn16-commerce_sell</text:span></text:p>
          <text:p text:style-name="P3"><text:span text:style-name="T2">pmo:Conceptu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-0.124cm" svg:x1="11.909cm" svg:y1="5.213cm" svg:x2="13.565cm" svg:y2="4.018cm" draw:start-shape="id44" draw:end-shape="id32" draw:end-glue-point="3" svg:d="M11909 5213c1054 0 227-1195 1656-1195">
          <text:p/>
        </draw:connector>
        <draw:connector draw:style-name="gr1" draw:text-style-name="P1" draw:layer="layout" draw:type="curve" svg:x1="11.35cm" svg:y1="10.02cm" svg:x2="13.573cm" svg:y2="9.673cm" draw:start-shape="id45" draw:end-shape="id35" draw:end-glue-point="3" svg:d="M11350 10020c1666 0 555-347 2223-347">
          <text:p/>
        </draw:connector>
        <draw:connector draw:style-name="gr1" draw:text-style-name="P1" draw:layer="layout" draw:type="curve" svg:x1="10.652cm" svg:y1="9.636cm" svg:x2="10.653cm" svg:y2="7.506cm" svg:d="M10652 9636c0-1597 1-533 1-2130">
          <text:p/>
        </draw:connector>
        <draw:frame draw:style-name="gr20" draw:text-style-name="P5" draw:layer="layout" svg:width="3.101cm" svg:height="0.577cm" svg:x="10.163cm" svg:y="4.018cm">
          <draw:text-box>
            <text:p><text:span text:style-name="T2">pmo:evokedConcept</text:span></text:p>
          </draw:text-box>
        </draw:frame>
        <draw:frame draw:style-name="gr20" draw:text-style-name="P5" draw:layer="layout" svg:width="3.101cm" svg:height="0.577cm" svg:x="11.234cm" svg:y="9.89cm">
          <draw:text-box>
            <text:p><text:span text:style-name="T2">pmo:evokedConcept</text:span></text:p>
          </draw:text-box>
        </draw:frame>
        <draw:frame draw:style-name="gr21" draw:text-style-name="P5" draw:layer="layout" svg:width="2.775cm" svg:height="0.577cm" svg:x="9.755cm" svg:y="5.488cm">
          <draw:text-box>
            <text:p><text:span text:style-name="T2">pmo:evokingEntry</text:span></text:p>
          </draw:text-box>
        </draw:frame>
        <draw:custom-shape draw:style-name="gr22" draw:text-style-name="P4" xml:id="id46" draw:id="id46" draw:layer="layout" svg:width="2.698cm" svg:height="0.8cm" svg:x="5.379cm" svg:y="6.026cm">
          <text:p text:style-name="P3"><text:span text:style-name="T1">pm:mapping_2761</text:span></text:p>
          <text:p text:style-name="P3"><text:span text:style-name="T2">pmo:M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6.728cm" svg:y1="6.026cm" svg:x2="7.85cm" svg:y2="5.213cm" draw:start-shape="id46" draw:start-glue-point="0" draw:end-shape="id44" draw:end-glue-point="3" svg:d="M6728 6026c0-542 374-813 1122-813">
          <text:p/>
        </draw:connector>
        <draw:connector draw:style-name="gr1" draw:text-style-name="P1" draw:layer="layout" draw:type="curve" draw:line-skew="-1.285cm" svg:x1="6.728cm" svg:y1="6.826cm" svg:x2="6.969cm" svg:y2="10.02cm" draw:start-shape="id46" draw:start-glue-point="2" draw:end-shape="id45" draw:end-glue-point="3" svg:d="M6728 6826c0 184-135 153-266 906s-258 2288 507 2288">
          <text:p/>
        </draw:connector>
        <draw:frame draw:style-name="gr23" draw:text-style-name="P5" draw:layer="layout" svg:width="2.661cm" svg:height="0.577cm" svg:x="5.279cm" svg:y="5.518cm">
          <draw:text-box>
            <text:p><text:span text:style-name="T2">pmo:item</text:span></text:p>
          </draw:text-box>
        </draw:frame>
        <draw:frame draw:style-name="gr24" draw:text-style-name="P5" draw:layer="layout" svg:width="1.463cm" svg:height="0.635cm" svg:x="5.252cm" svg:y="6.842cm">
          <draw:text-box>
            <text:p><text:span text:style-name="T2">pmo:item</text:span></text:p>
          </draw:text-box>
        </draw:frame>
        <draw:frame draw:style-name="gr25" draw:text-style-name="P7" draw:layer="layout" svg:width="1.594cm" svg:height="0.577cm" svg:x="20.304cm" svg:y="1.439cm">
          <draw:text-box>
            <text:p text:style-name="P6"><text:span text:style-name="T3">NomBank </text:span></text:p>
          </draw:text-box>
        </draw:frame>
        <draw:custom-shape draw:style-name="gr26" draw:text-style-name="P1" draw:layer="layout" svg:width="8.377cm" svg:height="1.702cm" svg:x="13.319cm" svg:y="1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7" draw:layer="layout" svg:width="1.543cm" svg:height="0.577cm" svg:x="20.304cm" svg:y="7.408cm">
          <draw:text-box>
            <text:p text:style-name="P6"><text:span text:style-name="T3">FrameNet</text:span></text:p>
          </draw:text-box>
        </draw:frame>
        <draw:custom-shape draw:style-name="gr28" draw:text-style-name="P1" draw:layer="layout" svg:width="8.377cm" svg:height="2.921cm" svg:x="13.311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8" draw:layer="layout" svg:width="1.349cm" svg:height="0.577cm" svg:x="20.479cm" svg:y="4.868cm">
          <draw:text-box>
            <text:p><text:span text:style-name="T3">VerbNet</text:span></text:p>
          </draw:text-box>
        </draw:frame>
        <draw:custom-shape draw:style-name="gr26" draw:text-style-name="P1" draw:layer="layout" svg:width="8.377cm" svg:height="2.606cm" svg:x="13.311cm" svg:y="4.8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8" draw:layer="layout" svg:width="1.531cm" svg:height="0.577cm" svg:x="20.304cm" svg:y="3.09cm">
          <draw:text-box>
            <text:p><text:span text:style-name="T3">PropBank</text:span></text:p>
          </draw:text-box>
        </draw:frame>
        <draw:custom-shape draw:style-name="gr26" draw:text-style-name="P1" draw:layer="layout" svg:width="8.377cm" svg:height="1.651cm" svg:x="13.311cm" svg:y="3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53" draw:id="id53">
          <draw:custom-shape draw:style-name="gr31" draw:text-style-name="P1" draw:layer="layout" svg:width="3.475cm" svg:height="0.889cm" svg:x="17.842cm" svg:y="11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2" draw:text-style-name="P9" draw:layer="layout" svg:width="3.702cm" svg:height="0.657cm" svg:x="17.715cm" svg:y="11.167cm">
            <draw:text-box>
              <text:p text:style-name="P2"><text:span text:style-name="T1">eso:possession-owner_1</text:span></text:p>
            </draw:text-box>
          </draw:frame>
        </draw:g>
        <draw:custom-shape draw:style-name="gr33" draw:text-style-name="P1" xml:id="id52" draw:id="id52" draw:layer="layout" svg:width="2.178cm" svg:height="0.889cm" svg:x="15.013cm" svg:y="11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9" draw:layer="layout" svg:width="1.92cm" svg:height="0.657cm" svg:x="15.14cm" svg:y="11.167cm">
          <draw:text-box>
            <text:p text:style-name="P2"><text:span text:style-name="T1">eso:Selling</text:span></text:p>
          </draw:text-box>
        </draw:frame>
        <draw:g xml:id="id51" draw:id="id51">
          <draw:custom-shape draw:style-name="gr35" draw:text-style-name="P1" draw:layer="layout" svg:width="4.318cm" svg:height="0.889cm" svg:x="10.325cm" svg:y="11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6" draw:text-style-name="P9" draw:layer="layout" svg:width="4.477cm" svg:height="0.657cm" svg:x="10.325cm" svg:y="11.167cm">
            <draw:text-box>
              <text:p text:style-name="P2"><text:span text:style-name="T1">fbfe:Commerce_sell.has_seller</text:span></text:p>
            </draw:text-box>
          </draw:frame>
        </draw:g>
        <draw:g xml:id="id49" draw:id="id49">
          <draw:frame draw:style-name="gr37" draw:text-style-name="P9" draw:layer="layout" svg:width="4.731cm" svg:height="0.657cm" svg:x="5.694cm" svg:y="11.145cm">
            <draw:text-box>
              <text:p text:style-name="P2"><text:span text:style-name="T1">fbframe:Commerce_sell.sell.verb</text:span></text:p>
            </draw:text-box>
          </draw:frame>
          <draw:custom-shape draw:style-name="gr38" draw:text-style-name="P1" draw:layer="layout" svg:width="4.572cm" svg:height="0.889cm" svg:x="5.694cm" svg:y="11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" draw:text-style-name="P1" draw:layer="layout" draw:type="curve" svg:x1="9.879cm" svg:y1="5.563cm" svg:x2="9.636cm" svg:y2="6.842cm" draw:start-shape="id44" draw:start-glue-point="2" draw:end-shape="id34" draw:end-glue-point="0" svg:d="M9879 5563c0 960-243 321-243 1279">
          <text:p/>
        </draw:connector>
        <draw:frame draw:style-name="gr54" draw:text-style-name="P5" draw:layer="layout" svg:width="2.775cm" svg:height="0.693cm" svg:x="8.493cm" svg:y="9.128cm">
          <draw:text-box>
            <text:p><text:span text:style-name="T2">pmo:evokingEntry</text:span></text:p>
          </draw:text-box>
        </draw:frame>
        <draw:custom-shape draw:style-name="gr39" draw:text-style-name="P4" xml:id="id47" draw:id="id47" draw:layer="layout" svg:width="4.064cm" svg:height="0.699cm" svg:x="8.104cm" svg:y="2.903cm">
          <text:p text:style-name="P3"><text:span text:style-name="T1">pm:co-n-seller-nb10-seller.01</text:span></text:p>
          <text:p text:style-name="P3"><text:span text:style-name="T2">pmo:Conceptu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10.136cm" svg:y1="2.903cm" svg:x2="10.111cm" svg:y2="2.313cm" draw:start-shape="id47" draw:start-glue-point="0" draw:end-shape="id36" draw:end-glue-point="2" svg:d="M10136 2903c0-436-25-142-25-590">
          <text:p/>
        </draw:connector>
        <draw:frame draw:style-name="gr21" draw:text-style-name="P5" draw:layer="layout" svg:width="2.775cm" svg:height="0.577cm" svg:x="9.936cm" svg:y="2.394cm">
          <draw:text-box>
            <text:p><text:span text:style-name="T2">pmo:evokingEntry</text:span></text:p>
          </draw:text-box>
        </draw:frame>
        <draw:custom-shape draw:style-name="gr40" draw:text-style-name="P4" xml:id="id48" draw:id="id48" draw:layer="layout" svg:width="2.633cm" svg:height="0.8cm" svg:x="5.337cm" svg:y="3.787cm">
          <text:p text:style-name="P3"><text:span text:style-name="T1">pm:mapping_1356</text:span></text:p>
          <text:p text:style-name="P3"><text:span text:style-name="T2">pmo:M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6.653cm" svg:y1="3.787cm" svg:x2="8.104cm" svg:y2="3.252cm" draw:start-shape="id48" draw:start-glue-point="0" draw:end-shape="id47" svg:d="M6653 3787c0-357 483-535 1451-535">
          <text:p/>
        </draw:connector>
        <draw:connector draw:style-name="gr1" draw:text-style-name="P1" draw:layer="layout" draw:type="curve" svg:x1="6.653cm" svg:y1="4.587cm" svg:x2="7.85cm" svg:y2="5.213cm" draw:start-shape="id48" draw:start-glue-point="2" draw:end-shape="id44" svg:d="M6653 4587c0 418 399 626 1197 626">
          <text:p/>
        </draw:connector>
        <draw:frame draw:style-name="gr23" draw:text-style-name="P5" draw:layer="layout" svg:width="2.661cm" svg:height="0.577cm" svg:x="5.391cm" svg:y="4.549cm">
          <draw:text-box>
            <text:p><text:span text:style-name="T2">pmo:item</text:span></text:p>
          </draw:text-box>
        </draw:frame>
        <draw:frame draw:style-name="gr23" draw:text-style-name="P5" draw:layer="layout" svg:width="2.661cm" svg:height="0.577cm" svg:x="5.397cm" svg:y="3.279cm">
          <draw:text-box>
            <text:p><text:span text:style-name="T2">pmo:item</text:span></text:p>
          </draw:text-box>
        </draw:frame>
        <draw:frame draw:style-name="gr21" draw:text-style-name="P7" draw:layer="layout" svg:width="2.775cm" svg:height="0.577cm" svg:x="5.445cm" svg:y="11.929cm">
          <draw:text-box>
            <text:p text:style-name="P6"><text:span text:style-name="T3">FrameBase Ontology </text:span></text:p>
          </draw:text-box>
        </draw:frame>
        <draw:custom-shape draw:style-name="gr41" draw:text-style-name="P1" draw:layer="layout" svg:width="9.026cm" svg:height="1.52cm" svg:x="5.634cm" svg:y="10.9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6.723cm" svg:height="1.524cm" svg:x="14.894cm" svg:y="10.9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7" draw:layer="layout" svg:width="2.06cm" svg:height="0.577cm" svg:x="19.828cm" svg:y="11.929cm">
          <draw:text-box>
            <text:p text:style-name="P6"><text:span text:style-name="T3">ESO Ontology </text:span></text:p>
          </draw:text-box>
        </draw:frame>
        <draw:connector draw:style-name="gr1" draw:text-style-name="P1" draw:layer="layout" draw:type="curve" svg:x1="9.159cm" svg:y1="10.398cm" svg:x2="8.059cm" svg:y2="11.04cm" draw:start-shape="id45" draw:start-glue-point="2" draw:end-shape="id49" draw:end-glue-point="0" svg:d="M9159 10398c0 486-1100 165-1100 642">
          <text:p/>
        </draw:connector>
        <draw:frame draw:style-name="gr21" draw:text-style-name="P5" draw:layer="layout" svg:width="2.775cm" svg:height="0.577cm" svg:x="6.099cm" svg:y="10.329cm">
          <draw:text-box>
            <text:p><text:span text:style-name="T2">pmo:ontologyMatch</text:span></text:p>
          </draw:text-box>
        </draw:frame>
        <draw:connector draw:style-name="gr1" draw:text-style-name="P1" draw:layer="layout" draw:type="curve" draw:line-skew="-0.375cm" svg:x1="18.018cm" svg:y1="10.398cm" svg:x2="12.563cm" svg:y2="11.929cm" draw:start-shape="id50" draw:start-glue-point="2" draw:end-shape="id51" draw:end-glue-point="2" svg:d="M18018 10398c0 2484-5455 1718-5455 1531">
          <text:p/>
        </draw:connector>
        <draw:frame draw:style-name="gr21" draw:text-style-name="P5" draw:layer="layout" svg:width="2.775cm" svg:height="0.577cm" svg:x="10.925cm" svg:y="11.98cm">
          <draw:text-box>
            <text:p><text:span text:style-name="T2">pmo:ontologyMatch</text:span></text:p>
          </draw:text-box>
        </draw:frame>
        <draw:connector draw:style-name="gr1" draw:text-style-name="P1" draw:layer="layout" draw:type="curve" draw:line-skew="-0.073cm" svg:x1="15.16cm" svg:y1="10.017cm" svg:x2="16.102cm" svg:y2="11.04cm" draw:start-shape="id35" draw:start-glue-point="2" draw:end-shape="id52" draw:end-glue-point="4" svg:d="M15160 10017c0 669 942 158 942 1023">
          <text:p/>
        </draw:connector>
        <draw:frame draw:style-name="gr21" draw:text-style-name="P5" draw:layer="layout" svg:width="2.775cm" svg:height="0.577cm" svg:x="13.362cm" svg:y="10.467cm">
          <draw:text-box>
            <text:p><text:span text:style-name="T2">pmo:ontologyMatch</text:span></text:p>
          </draw:text-box>
        </draw:frame>
        <draw:connector draw:style-name="gr1" draw:text-style-name="P1" draw:layer="layout" draw:type="curve" draw:line-skew="-0.037cm" svg:x1="19.394cm" svg:y1="10.017cm" svg:x2="19.566cm" svg:y2="11.04cm" draw:start-shape="id41" draw:start-glue-point="2" draw:end-shape="id53" draw:end-glue-point="0" svg:d="M19394 10017c0 721 172 210 172 1023">
          <text:p/>
        </draw:connector>
        <draw:frame draw:style-name="gr21" draw:text-style-name="P5" draw:layer="layout" svg:width="2.775cm" svg:height="0.577cm" svg:x="19.434cm" svg:y="10.456cm">
          <draw:text-box>
            <text:p><text:span text:style-name="T2">pmo:ontologyMatch</text:span></text:p>
          </draw:text-box>
        </draw:frame>
        <draw:custom-shape draw:style-name="gr12" draw:text-style-name="P4" draw:layer="layout" svg:width="0.7cm" svg:height="0.344cm" svg:x="8.89cm" svg:y="11.929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cm" svg:height="0.344cm" svg:x="17.299cm" svg:y="11.839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-0.19cm" svg:x1="12.168cm" svg:y1="3.252cm" svg:x2="13.565cm" svg:y2="2.302cm" draw:start-shape="id47" draw:start-glue-point="1" draw:end-shape="id38" draw:end-glue-point="3" svg:d="M12168 3252c762 0 64-950 1397-950">
          <text:p/>
        </draw:connector>
        <draw:frame draw:style-name="gr20" draw:text-style-name="P5" draw:layer="layout" svg:width="3.101cm" svg:height="0.577cm" svg:x="12.549cm" svg:y="2.713cm">
          <draw:text-box>
            <text:p><text:span text:style-name="T2">pmo:evokedConcept</text:span></text:p>
          </draw:text-box>
        </draw:frame>
        <draw:connector draw:style-name="gr9" draw:text-style-name="P1" draw:layer="layout" svg:x1="16.74cm" svg:y1="2.331cm" svg:x2="17.291cm" svg:y2="2.332cm" svg:d="M16740 2331h276v1h275">
          <text:p/>
        </draw:connector>
        <draw:g>
          <draw:custom-shape draw:style-name="gr44" draw:text-style-name="P4" draw:layer="controls" svg:width="2.997cm" svg:height="1.07cm" svg:x="22.006cm" svg:y="1.962cm">
            <text:p text:style-name="P3"><text:span text:style-name="T1">pm:ex-xyz?char=0,9</text:span></text:p>
            <text:p text:style-name="P3"><text:span text:style-name="T2">pmo:Markable</text:span></text:p>
            <text:p text:style-name="P3"><text:span text:style-name="T2">“</text:span><text:span text:style-name="T4">Steve Jobs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9" draw:id="id59">
          <draw:custom-shape draw:style-name="gr45" draw:text-style-name="P4" draw:layer="controls" svg:width="2.997cm" svg:height="1.016cm" svg:x="22.006cm" svg:y="6.969cm">
            <text:p text:style-name="P3"><text:span text:style-name="T1">pm:ex-xyz?char=11,15</text:span></text:p>
            <text:p text:style-name="P3"><text:span text:style-name="T2">pmo:Markable</text:span></text:p>
            <text:p text:style-name="P3"><text:span text:style-name="T2">“</text:span><text:span text:style-name="T2">sells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60" draw:id="id60">
          <draw:custom-shape draw:style-name="gr46" draw:text-style-name="P4" draw:layer="controls" svg:width="3.124cm" svg:height="1.397cm" svg:x="22.006cm" svg:y="9.128cm">
            <text:p text:style-name="P3"><text:span text:style-name="T1">pm:ex-xyz</text:span></text:p>
            <text:p text:style-name="P3"><text:span text:style-name="T2">pmo:Example</text:span></text:p>
            <text:p text:style-name="P3"><text:span text:style-name="T2">“</text:span><text:span text:style-name="T4">Steve Jobs sells</text:span></text:p>
            <text:p text:style-name="P3"><text:span text:style-name="T4"><text:s text:c="2"/></text:span><text:span text:style-name="T4">Pixar to Disney.</text:span><text:span text:style-name="T2">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4" draw:id="id54">
          <draw:custom-shape draw:style-name="gr44" draw:text-style-name="P4" draw:layer="controls" svg:width="2.997cm" svg:height="0.711cm" svg:x="22.006cm" svg:y="4.099cm">
            <text:p text:style-name="P3"><text:span text:style-name="T1">pm:ann-xyz-arg0</text:span></text:p>
            <text:p text:style-name="P3"><text:span text:style-name="T2">nif:Anno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5" draw:id="id55">
          <draw:custom-shape draw:style-name="gr45" draw:text-style-name="P4" draw:layer="controls" svg:width="2.997cm" svg:height="0.711cm" svg:x="22.006cm" svg:y="5.369cm">
            <text:p text:style-name="P3"><text:span text:style-name="T1">pm:ann-xyz-pred</text:span></text:p>
            <text:p text:style-name="P3"><text:span text:style-name="T2">nif:Anno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7" draw:text-style-name="P5" draw:layer="controls" svg:width="2.204cm" svg:height="0.577cm" svg:x="22.209cm" svg:y="2.963cm">
          <draw:text-box>
            <text:p><text:span text:style-name="T2">nif:annotation</text:span></text:p>
          </draw:text-box>
        </draw:frame>
        <draw:connector draw:style-name="gr1" draw:text-style-name="P1" draw:layer="controls" draw:type="curve" svg:x1="23.504cm" svg:y1="4.099cm" svg:x2="21.498cm" svg:y2="4.019cm" draw:start-shape="id54" draw:start-glue-point="0" draw:end-shape="id33" draw:end-glue-point="1" svg:d="M23504 4099c0-54-668-80-2006-80">
          <text:p/>
        </draw:connector>
        <draw:frame draw:style-name="gr48" draw:text-style-name="P5" draw:layer="controls" svg:width="3.302cm" svg:height="0.635cm" svg:x="21.701cm" svg:y="7.985cm">
          <draw:text-box>
            <text:p><text:span text:style-name="T2">nif:referenceContext</text:span></text:p>
          </draw:text-box>
        </draw:frame>
        <draw:connector draw:style-name="gr1" draw:text-style-name="P1" draw:layer="controls" draw:type="curve" svg:x1="23.504cm" svg:y1="5.369cm" svg:x2="16.679cm" svg:y2="4.302cm" draw:start-shape="id55" draw:start-glue-point="0" draw:end-shape="id56" draw:end-glue-point="2" svg:d="M23504 5369c0-807-6825-274-6825-1067">
          <text:p/>
        </draw:connector>
        <draw:custom-shape draw:style-name="gr49" draw:text-style-name="P1" draw:layer="layout" svg:width="3.429cm" svg:height="9.647cm" draw:transform="skewX (-0.0029670597283898) rotate (-0.00296705972957703) translate (21.828cm 1.5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7" draw:layer="layout" svg:width="1.59cm" svg:height="0.577cm" svg:x="23.86cm" svg:y="10.652cm">
          <draw:text-box>
            <text:p text:style-name="P6"><text:span text:style-name="T3">Examples </text:span></text:p>
          </draw:text-box>
        </draw:frame>
        <draw:custom-shape draw:style-name="gr8" draw:text-style-name="P4" draw:layer="layout" svg:width="4.191cm" svg:height="0.711cm" svg:x="17.291cm" svg:y="1.951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7.291cm" svg:y="1.951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7.291cm" svg:y="1.951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7.291cm" svg:y="1.951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7.307cm" svg:y="1.951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5" draw:layer="layout" svg:width="2.204cm" svg:height="0.577cm" svg:x="22.336cm" svg:y="6.207cm">
          <draw:text-box>
            <text:p><text:span text:style-name="T2">nif:annotation</text:span></text:p>
          </draw:text-box>
        </draw:frame>
        <draw:frame draw:style-name="gr51" draw:text-style-name="P5" draw:layer="layout" svg:width="2.794cm" svg:height="1.016cm" svg:x="22.717cm" svg:y="8.493cm">
          <draw:text-box>
            <text:p><text:span text:style-name="T2">nif:referenceContext</text:span></text:p>
          </draw:text-box>
        </draw:frame>
        <draw:rect draw:style-name="gr52" draw:text-style-name="P2" xml:id="id56" draw:id="id56" draw:layer="layout" svg:width="0.634cm" svg:height="0.508cm" draw:transform="skewX (0.0118682389135592) translate (16.368cm 3.794cm)">
          <text:p/>
        </draw:rect>
        <draw:rect draw:style-name="gr52" draw:text-style-name="P2" xml:id="id58" draw:id="id58" draw:layer="layout" svg:width="0.635cm" svg:height="0.508cm" svg:x="24.495cm" svg:y="9.128cm">
          <text:p/>
        </draw:rect>
        <draw:connector draw:style-name="gr1" draw:text-style-name="P1" draw:layer="layout" draw:type="curve" draw:line-skew="-0.415cm" svg:x1="25.003cm" svg:y1="2.778cm" svg:x2="25.13cm" svg:y2="9.382cm" draw:start-shape="id57" draw:start-glue-point="1" draw:end-shape="id58" draw:end-glue-point="1" svg:d="M25003 2778c318 0 254 6604 127 6604">
          <text:p/>
        </draw:connector>
        <draw:rect draw:style-name="gr52" draw:text-style-name="P2" xml:id="id57" draw:id="id57" draw:layer="layout" svg:width="0.635cm" svg:height="0.508cm" svg:x="24.368cm" svg:y="2.524cm">
          <text:p/>
        </draw:rect>
        <draw:frame draw:style-name="gr53" draw:text-style-name="P5" draw:layer="layout" svg:width="2.382cm" svg:height="0.577cm" svg:x="23.352cm" svg:y="4.868cm">
          <draw:text-box>
            <text:p><text:span text:style-name="T2">pmo:valueObj</text:span></text:p>
          </draw:text-box>
        </draw:frame>
        <draw:frame draw:style-name="gr55" draw:text-style-name="P5" draw:layer="layout" svg:width="2.382cm" svg:height="0.573cm" svg:x="21.732cm" svg:y="3.54cm">
          <draw:text-box>
            <text:p><text:span text:style-name="T2">pmo:valueObj</text:span></text:p>
          </draw:text-box>
        </draw:frame>
        <draw:connector draw:style-name="gr1" draw:text-style-name="P1" draw:layer="layout" draw:type="curve" draw:line-skew="0.333cm" svg:x1="22.006cm" svg:y1="7.477cm" svg:x2="22.006cm" svg:y2="9.826cm" draw:start-shape="id59" draw:end-shape="id60" draw:end-glue-point="3" svg:d="M22006 7477c-265 0-265 2349 0 2349">
          <text:p/>
        </draw:connector>
        <draw:rect draw:style-name="gr52" draw:text-style-name="P2" draw:layer="layout" svg:width="0.505cm" svg:height="0.508cm" draw:transform="skewX (0.0118682389135592) translate (20.996cm 7.477cm)">
          <text:p/>
        </draw:rect>
        <draw:g xml:id="id64" draw:id="id64">
          <draw:custom-shape draw:style-name="gr56" draw:text-style-name="P11" draw:layer="layout" svg:width="2.565cm" svg:height="1.118cm" svg:x="6.588cm" svg:y="8.01cm">
            <text:p text:style-name="P3"><text:span text:style-name="T5">pm:fomr-v-sell</text:span></text:p>
            <text:p text:style-name="P3"><text:span text:style-name="T6">ontolex:Form</text:span></text:p>
            <text:p text:style-name="P3"><text:span text:style-name="T7"/></text:p>
            <text:p text:style-name="P3"><text:span text:style-name="T6">ontolexl:writtenRep 'sell'</text:span></text:p>
            <draw:enhanced-geometry svg:viewBox="0 0 21600 21600" draw:type="rectangle" draw:enhanced-path="M 0 0 L 21600 0 21600 21600 0 21600 0 0 Z N"/>
          </draw:custom-shape>
          <draw:line draw:style-name="gr57" draw:text-style-name="P10" draw:layer="layout" svg:x1="6.588cm" svg:y1="8.698cm" svg:x2="9.153cm" svg:y2="8.698cm">
            <text:p/>
          </draw:line>
        </draw:g>
        <draw:g>
          <draw:custom-shape draw:style-name="gr58" draw:text-style-name="P11" draw:layer="layout" svg:width="2.891cm" svg:height="1.12cm" svg:x="5.348cm" svg:y="1.635cm">
            <text:p text:style-name="P3"><text:span text:style-name="T5">pm:form-n-seller</text:span></text:p>
            <text:p text:style-name="P3"><text:span text:style-name="T6">ontolex:Form</text:span></text:p>
            <text:p text:style-name="P3"><text:span text:style-name="T7"/></text:p>
            <text:p text:style-name="P3"><text:span text:style-name="T6">ontolex:writtenRep 'seller'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7" draw:text-style-name="P10" draw:layer="layout" svg:x1="5.348cm" svg:y1="2.324cm" svg:x2="8.239cm" svg:y2="2.324cm">
            <text:p/>
          </draw:line>
        </draw:g>
        <draw:custom-shape draw:style-name="gr59" draw:text-style-name="P11" xml:id="id62" draw:id="id62" draw:layer="layout" svg:width="4.064cm" svg:height="0.688cm" svg:x="17.383cm" svg:y="7.932cm">
          <text:p text:style-name="P3"><text:span text:style-name="T5">pm:fn16-giving@donor</text:span></text:p>
          <text:p text:style-name="P3"><text:span text:style-name="T6">pmo:SemanticRole</text:span></text:p>
          <draw:enhanced-geometry svg:viewBox="0 0 21600 21600" draw:type="rectangle" draw:enhanced-path="M 0 0 L 21600 0 21600 21600 0 21600 0 0 Z N"/>
        </draw:custom-shape>
        <draw:custom-shape draw:style-name="gr60" draw:text-style-name="P11" xml:id="id61" draw:id="id61" draw:layer="layout" svg:width="3.175cm" svg:height="0.688cm" svg:x="13.573cm" svg:y="7.932cm">
          <text:p text:style-name="P3"><text:span text:style-name="T5">pm:fn16-giving</text:span></text:p>
          <text:p text:style-name="P3"><text:span text:style-name="T6">pmo:SemanticClass</text:span></text:p>
          <draw:enhanced-geometry svg:viewBox="0 0 21600 21600" draw:type="rectangle" draw:enhanced-path="M 0 0 L 21600 0 21600 21600 0 21600 0 0 Z N"/>
        </draw:custom-shape>
        <draw:connector draw:style-name="gr1" draw:text-style-name="P10" draw:layer="layout" draw:type="curve" svg:x1="16.748cm" svg:y1="8.276cm" svg:x2="17.383cm" svg:y2="8.276cm" draw:start-shape="id61" draw:start-glue-point="1" draw:end-shape="id62" draw:end-glue-point="3" svg:d="M16748 8276h635">
          <text:p/>
        </draw:connector>
        <draw:frame draw:style-name="gr61" draw:text-style-name="P12" draw:layer="layout" svg:width="5.303cm" svg:height="0.573cm" svg:x="17.033cm" svg:y="8.809cm">
          <draw:text-box>
            <text:p><text:span text:style-name="T6">pmofn:inheritsFromFER (pmo:roleRel)</text:span></text:p>
          </draw:text-box>
        </draw:frame>
        <draw:frame draw:style-name="gr62" draw:text-style-name="P13" draw:layer="layout" svg:width="4.826cm" svg:height="0.573cm" svg:x="13.7cm" svg:y="8.493cm">
          <draw:text-box>
            <text:p><text:span text:style-name="T6">pmofn:inheritsFrom (pmo:classRel)</text:span></text:p>
          </draw:text-box>
        </draw:frame>
        <draw:frame draw:style-name="gr15" draw:text-style-name="P5" draw:layer="layout" svg:width="2.25cm" svg:height="0.577cm" svg:x="16.113cm" svg:y="7.477cm">
          <draw:text-box>
            <text:p><text:span text:style-name="T2">pmo:semRole</text:span></text:p>
          </draw:text-box>
        </draw:frame>
        <draw:custom-shape draw:style-name="gr63" draw:text-style-name="P11" xml:id="id31" draw:id="id31" draw:layer="layout" svg:width="3.175cm" svg:height="0.689cm" svg:x="13.573cm" svg:y="6.634cm">
          <text:p text:style-name="P3"><text:span text:style-name="T5">pm:vn32-give-13.1</text:span></text:p>
          <text:p text:style-name="P3"><text:span text:style-name="T6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12" draw:layer="layout" svg:width="4.515cm" svg:height="0.573cm" svg:x="15.097cm" svg:y="6.015cm">
          <draw:text-box>
            <text:p><text:span text:style-name="T6">pmovn:subclass (pmo:classRel)</text:span></text:p>
          </draw:text-box>
        </draw:frame>
        <draw:custom-shape draw:style-name="gr65" draw:text-style-name="P11" xml:id="id63" draw:id="id63" draw:layer="layout" svg:width="4.191cm" svg:height="0.688cm" svg:x="17.307cm" svg:y="6.634cm">
          <text:p text:style-name="P3"><text:span text:style-name="T5">pm:vn32-give-13.1-agent</text:span></text:p>
          <text:p text:style-name="P3"><text:span text:style-name="T6">pmo:SemanticRole</text:span></text:p>
          <draw:enhanced-geometry svg:viewBox="0 0 21600 21600" draw:type="rectangle" draw:enhanced-path="M 0 0 L 21600 0 21600 21600 0 21600 0 0 Z N"/>
        </draw:custom-shape>
        <draw:connector draw:style-name="gr1" draw:text-style-name="P10" draw:layer="layout" draw:type="curve" svg:x1="16.748cm" svg:y1="6.978cm" svg:x2="17.307cm" svg:y2="6.978cm" draw:start-shape="id31" draw:start-glue-point="1" draw:end-shape="id63" draw:end-glue-point="3" svg:d="M16748 6978h559">
          <text:p/>
        </draw:connector>
        <draw:custom-shape draw:style-name="gr59" draw:text-style-name="P11" draw:layer="layout" svg:width="4.191cm" svg:height="0.688cm" svg:x="17.307cm" svg:y="7.936cm">
          <text:p text:style-name="P3"><text:span text:style-name="T5">pm:fn16-giving@donor</text:span></text:p>
          <text:p text:style-name="P3"><text:span text:style-name="T6">pmo:SemanticRole</text:span></text:p>
          <draw:enhanced-geometry svg:viewBox="0 0 21600 21600" draw:type="rectangle" draw:enhanced-path="M 0 0 L 21600 0 21600 21600 0 21600 0 0 Z N"/>
        </draw:custom-shape>
        <draw:frame draw:style-name="gr66" draw:text-style-name="P12" draw:layer="layout" svg:width="3.355cm" svg:height="0.573cm" svg:x="7.805cm" svg:y="7.477cm">
          <draw:text-box>
            <text:p><text:span text:style-name="T6">ontolex:canonicalForm</text:span></text:p>
          </draw:text-box>
        </draw:frame>
        <draw:frame draw:style-name="gr66" draw:text-style-name="P12" draw:layer="layout" svg:width="3.355cm" svg:height="0.573cm" svg:x="7.096cm" svg:y="1.189cm">
          <draw:text-box>
            <text:p><text:span text:style-name="T6">ontolex:canonicalForm</text:span></text:p>
          </draw:text-box>
        </draw:frame>
        <draw:connector draw:style-name="gr1" draw:text-style-name="P1" draw:layer="layout" draw:type="curve" draw:line-skew="0.406cm" svg:x1="8.955cm" svg:y1="1.968cm" svg:x2="8.239cm" svg:y2="2.095cm" draw:start-shape="id36" draw:start-glue-point="3" svg:d="M8955 1968c-310 0 47 127-716 127">
          <text:p/>
        </draw:connector>
        <draw:connector draw:style-name="gr1" draw:text-style-name="P1" draw:layer="layout" draw:type="curve" svg:x1="8.493cm" svg:y1="7.186cm" svg:x2="7.87cm" svg:y2="8.01cm" draw:start-shape="id34" draw:start-glue-point="3" draw:end-shape="id64" draw:end-glue-point="0" svg:d="M8493 7186c-416 0-623 274-623 8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12T16:48:05.762519000</meta:creation-date>
    <dc:date>2017-05-17T08:22:38</dc:date>
    <meta:editing-duration>PT23H57M57S</meta:editing-duration>
    <meta:editing-cycles>34</meta:editing-cycles>
    <meta:generator>OpenOffice/4.1.3$Unix OpenOffice.org_project/413m1$Build-9783</meta:generator>
    <meta:print-date>2017-05-12T17:07:49.431141000</meta:print-date>
    <dc:creator>Marco Rospocher</dc:creator>
    <meta:document-statistic meta:object-count="272"/>
  </office:meta>
</office:document-meta>
</file>